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5.94cm" table:align="left"/>
    </style:style>
    <style:style style:name="Tabela1.A" style:family="table-column">
      <style:table-column-properties style:column-width="2.942cm"/>
    </style:style>
    <style:style style:name="Tabela1.B" style:family="table-column">
      <style:table-column-properties style:column-width="5.332cm"/>
    </style:style>
    <style:style style:name="Tabela1.C" style:family="table-column">
      <style:table-column-properties style:column-width="7.666cm"/>
    </style:style>
    <style:style style:name="Tabela1.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Preformatted_20_Text" style:list-style-name="L18">
      <style:paragraph-properties style:writing-mode="lr-tb"/>
    </style:style>
    <style:style style:name="P4" style:family="paragraph" style:parent-style-name="Preformatted_20_Text" style:list-style-name="L18">
      <style:paragraph-properties fo:margin-top="0cm" fo:margin-bottom="0.499cm" style:contextual-spacing="false" style:writing-mode="lr-tb"/>
    </style:style>
    <style:style style:name="P5" style:family="paragraph" style:parent-style-name="Quotations" style:list-style-name="L1"/>
    <style:style style:name="P6" style:family="paragraph" style:parent-style-name="Quotations" style:list-style-name="L43"/>
    <style:style style:name="P7" style:family="paragraph" style:parent-style-name="Standard">
      <style:paragraph-properties fo:margin-top="0cm" fo:margin-bottom="0.499cm" style:contextual-spacing="false"/>
    </style:style>
    <style:style style:name="P8" style:family="paragraph" style:parent-style-name="Table_20_Heading">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paragraph-properties fo:margin-top="0cm" fo:margin-bottom="0cm" style:contextual-spacing="false"/>
    </style:style>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trzebuję plan zmiany głównego README by było w wersji pro a nie epistoł i widzę to tak: 1) Opisujemy co to jest RAE i do czego służy 2) Jaki problem rozwiązuje RAE 3) Czym różni się od zwykłych baz RAG czy wektorowych 4) Czym rózni się od światowych liderów 5) Podkreślamy że inżynieria jest agnostyczna Dalej linki w stylu: Jeśli jesteś dev - wejdź tu Jeśli jesteś programmer - wejdź tu Jeśli jesteś naukowcem - wejdź tu Jeśli jesteś z Przemysłu wejdź tu Jeśli jesteś Healthcare wejdź tu Jeśli jesteś z administracji wejdź tu Jeśli jesteś Filantropem lub VC wejdź tu, ale to ujęte w taki sposób, żeby było jakby zaproszeniem do współpracy a nie dawać kasę ;-) (rozmawialiśmy to tym wcześniej sięgnij do pamięci) za tymi linkami trzeba zrobić strony opisowe pasujące do profilu linka Jeśli coś jeszcze jest ważne podpowiedz. Jasna deklaracja, że projekt jest i to co udostępniam zawsze będzie OpenSource + zaproszenie do współpracy. Chciałbym by było prosto i mega pro. Projekt jest duży i trudno to ująć w kilku zdaniach i tu proszę o radę ale bez hura optymizmu czy to dobry kierunek, czy tak sie teraz robi README. Architekturę mamy wzorcową, Benchamrki które maja ustanowić, nowy standard, testy dobre (wiem, że można lepiej ale mamy określony cel), Naukowe podejście do możliwości badania pamięci, telemetria na dobrym poziomie. I unikatowa działająca koncepcja, nie prototyp naskrobany na kolanie.</text:p>
      <text:p text:style-name="P7">Myślał przez 58s</text:p>
      <text:p text:style-name="Text_20_body">Kierunek, który opisujesz, jest bardzo dobry – to dokładnie ten styl, który mają „poważne” projekty: krótka, ostra narracja na górze + ścieżki dla różnych typów odbiorców, a cała reszta w dokumentacji. To jest bardzo spójne z tym, co robią topowe frameworki agentowe i memory frameworki (krótki opis, key features, a reszta w docs). <text:a xlink:type="simple" xlink:href="https://github.com/VectorSpaceLab/general-agentic-memory?utm_source=chatgpt.com" office:target-frame-name="_blank" xlink:show="new" text:style-name="Internet_20_link" text:visited-style-name="Visited_20_Internet_20_Link">GitHub+1</text:a></text:p>
      <text:p text:style-name="Text_20_body">Poniżej: <text:span text:style-name="Strong_20_Emphasis">konkretny plan zmiany README</text:span>, ze szkicem struktury i podpowiedzią, co jeszcze dorzucić.</text:p>
      <text:p text:style-name="Horizontal_20_Line"/>
      <text:h text:style-name="Heading_20_2" text:outline-level="2">1. Struktura „PRO” – jak ma wyglądać nowe README</text:h>
      <text:h text:style-name="Heading_20_3" text:outline-level="3">Blok 0 – Hero (3–6 linijek, bez epistoł)</text:h>
      <text:p text:style-name="Text_20_body">Na samej górze:</text:p>
      <text:list xml:id="list1628447456" text:style-name="L1">
        <text:list-item>
          <text:p text:style-name="P9"><text:span text:style-name="Strong_20_Emphasis">Nazwa + tagline</text:span> (1 linijka):</text:p>
          <text:p text:style-name="P5">RAE – Reflective Agentic-memory Engine<text:line-break/>4-warstwowy silnik pamięci dla agentów AI z matematycznym „mózgiem” nad RAG.</text:p>
        </text:list-item>
        <text:list-item>
          <text:p text:style-name="P9"><text:span text:style-name="Strong_20_Emphasis">Krótki opis (2–3 zdania):</text:span></text:p>
          <text:list>
            <text:list-item>
              <text:p text:style-name="P9">Co to jest.</text:p>
            </text:list-item>
            <text:list-item>
              <text:p text:style-name="P9">Dla jakich zastosowań (agenci, IDE, systemy produkcyjne).</text:p>
            </text:list-item>
            <text:list-item>
              <text:p text:style-name="P9">1–2 słowa o local-first i enterprise.</text:p>
            </text:list-item>
          </text:list>
        </text:list-item>
        <text:list-item>
          <text:p text:style-name="P9"><text:span text:style-name="Strong_20_Emphasis">Badges + 1 wiersz linków</text:span> (już masz, tylko minimalnie uprościć):</text:p>
          <text:list>
            <text:list-item>
              <text:p text:style-name="P9">Docs | Quick Start | Benchmarking | Status | Security | API</text:p>
            </text:list-item>
          </text:list>
        </text:list-item>
      </text:list>
      <text:p text:style-name="Quotations"><text:span text:style-name="Emphasis">Rada</text:span>: ten blok ma się mieścić „na jednym ekranie” razem z nagłówkiem „Co to jest RAE?”.</text:p>
      <text:p text:style-name="Horizontal_20_Line"/>
      <text:h text:style-name="Heading_20_3" text:outline-level="3"><text:soft-page-break/>Sekcja 1 – Co to jest RAE i do czego służy (2–3 zdania + 3–5 bulletów)</text:h>
      <text:p text:style-name="Text_20_body"><text:span text:style-name="Strong_20_Emphasis">Cel:</text:span> ktoś ma w 10 sekund zrozumieć: „to nie jest kolejna biblioteka RAG, tylko pełny engine pamięci + decyzji”.</text:p>
      <text:p text:style-name="Text_20_body">Propozycja treści (z grubsza):</text:p>
      <text:list xml:id="list857963814" text:style-name="L2">
        <text:list-item>
          <text:p text:style-name="P10">2–3 zdania:</text:p>
          <text:list>
            <text:list-item>
              <text:p text:style-name="P10">RAE to <text:span text:style-name="Strong_20_Emphasis">silnik pamięci i decyzji</text:span> dla agentów AI.</text:p>
            </text:list-item>
            <text:list-item>
              <text:p text:style-name="P10">Daje agentom <text:span text:style-name="Strong_20_Emphasis">trwałą, strukturalną pamięć (4 warstwy)</text:span> + <text:span text:style-name="Strong_20_Emphasis">3-poziomową warstwę matematyczną</text:span>, która monitoruje i optymalizuje to, jak pamięć jest używana.</text:p>
            </text:list-item>
            <text:list-item>
              <text:p text:style-name="P10">Działa lokalnie lub w chmurze, jako <text:span text:style-name="Strong_20_Emphasis">backend dla agentów, IDE i systemów produkcyjnych</text:span>.</text:p>
            </text:list-item>
          </text:list>
        </text:list-item>
        <text:list-item>
          <text:p text:style-name="P10">Pod spodem 3–5 krótkich bulletów typu:</text:p>
          <text:list>
            <text:list-item>
              <text:p text:style-name="P10">🧠 4-Layer Memory System (episodic / working / semantic / reflective)</text:p>
            </text:list-item>
            <text:list-item>
              <text:p text:style-name="P10">🔢 3-Tier Math Layer (structure, dynamics, policy)</text:p>
            </text:list-item>
            <text:list-item>
              <text:p text:style-name="P10">🔍 Hybrid Search (GraphRAG + vector + sparse + FTS)</text:p>
            </text:list-item>
            <text:list-item>
              <text:p text:style-name="P10">🧩 LLM-agnostic orchestrator (0/1/N modeli, także lokalne)</text:p>
            </text:list-item>
            <text:list-item>
              <text:p text:style-name="P10">🔒 Local-first, multi-tenant, ISO-42001-ready</text:p>
            </text:list-item>
          </text:list>
        </text:list-item>
      </text:list>
      <text:p text:style-name="Text_20_body">Większość z tego już masz w „Why RAE?”, tylko trzeba to <text:span text:style-name="Strong_20_Emphasis">skomprymować</text:span>.</text:p>
      <text:p text:style-name="Horizontal_20_Line"/>
      <text:h text:style-name="Heading_20_3" text:outline-level="3">Sekcja 2 – Jaki problem rozwiązuje RAE (pain → efekt)</text:h>
      <text:p text:style-name="Text_20_body">Tu bierzesz obecną sekcję „The Problem / The RAE Solution” i robisz z niej <text:span text:style-name="Strong_20_Emphasis">krótki blok</text:span>:</text:p>
      <text:list xml:id="list408678817" text:style-name="L3">
        <text:list-item>
          <text:p text:style-name="P11">Nagłówek: „Jaki problem rozwiązuje RAE?”</text:p>
        </text:list-item>
        <text:list-item>
          <text:p text:style-name="P11">3–4 linijki „bólów”:</text:p>
          <text:list>
            <text:list-item>
              <text:p text:style-name="P11">agenci bez pamięci,</text:p>
            </text:list-item>
            <text:list-item>
              <text:p text:style-name="P11">koszt kontekstu,</text:p>
            </text:list-item>
            <text:list-item>
              <text:p text:style-name="P11">brak powtarzalności i audytowalności decyzji,</text:p>
            </text:list-item>
            <text:list-item>
              <text:p text:style-name="P11">chaos w wiedzy rozproszonej po dokumentach.</text:p>
            </text:list-item>
          </text:list>
        </text:list-item>
        <text:list-item>
          <text:p text:style-name="P11">Potem 3–4 bulle „co robi RAE”:</text:p>
          <text:list>
            <text:list-item>
              <text:p text:style-name="P11">zmienia jednorazowe czaty w <text:span text:style-name="Strong_20_Emphasis">ciągłą historię z refleksją</text:span>,</text:p>
            </text:list-item>
            <text:list-item>
              <text:p text:style-name="P11">zmniejsza koszty kontekstu przez <text:span text:style-name="Strong_20_Emphasis">inteligentne wybieranie tego, co trafi do LLM</text:span>,</text:p>
            </text:list-item>
            <text:list-item>
              <text:p text:style-name="P11">zapewnia <text:span text:style-name="Strong_20_Emphasis">pełny ślad decyzyjny</text:span> (telemetria, provenance),</text:p>
            </text:list-item>
            <text:list-item>
              <text:p text:style-name="P11">umożliwia <text:span text:style-name="Strong_20_Emphasis">badania nad pamięcią agentów</text:span> (benchmarki, metryki).</text:p>
            </text:list-item>
          </text:list>
        </text:list-item>
      </text:list>
      <text:p text:style-name="Text_20_body">Tu naprawdę wystarczy 6–8 linii, reszta w dokumentacji.</text:p>
      <text:p text:style-name="Horizontal_20_Line"/>
      <text:h text:style-name="Heading_20_3" text:outline-level="3"><text:soft-page-break/>Sekcja 3 – Czym różni się od zwykłych baz RAG / wektorowych</text:h>
      <text:p text:style-name="Text_20_body">To możesz zachować jako <text:span text:style-name="Strong_20_Emphasis">mała tabelka porównawcza</text:span>, ale krótsza niż obecna:</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8"/>
            </table:table-cell>
            <table:table-cell table:style-name="Tabela1.A1" office:value-type="string">
              <text:p text:style-name="Table_20_Heading">Typowy RAG / vector DB</text:p>
            </table:table-cell>
            <table:table-cell table:style-name="Tabela1.A1" office:value-type="string">
              <text:p text:style-name="Table_20_Heading">RAE</text:p>
            </table:table-cell>
          </table:table-row>
        </table:table-header-rows>
        <table:table-row>
          <table:table-cell table:style-name="Tabela1.A1" office:value-type="string">
            <text:p text:style-name="Table_20_Contents">Model pamięci</text:p>
          </table:table-cell>
          <table:table-cell table:style-name="Tabela1.A1" office:value-type="string">
            <text:p text:style-name="Table_20_Contents">Płaska kolekcja embeddingów</text:p>
          </table:table-cell>
          <table:table-cell table:style-name="Tabela1.A1" office:value-type="string">
            <text:p text:style-name="Table_20_Contents">4-warstwowa architektura kognitywna</text:p>
          </table:table-cell>
        </table:table-row>
        <table:table-row>
          <table:table-cell table:style-name="Tabela1.A1" office:value-type="string">
            <text:p text:style-name="Table_20_Contents">Uczenie / adapt.</text:p>
          </table:table-cell>
          <table:table-cell table:style-name="Tabela1.A1" office:value-type="string">
            <text:p text:style-name="Table_20_Contents">Heurystyki, brak refleksji</text:p>
          </table:table-cell>
          <table:table-cell table:style-name="Tabela1.A1" office:value-type="string">
            <text:p text:style-name="Table_20_Contents">Refleksja, drift detection, aktualizacja grafu</text:p>
          </table:table-cell>
        </table:table-row>
        <table:table-row>
          <table:table-cell table:style-name="Tabela1.A1" office:value-type="string">
            <text:p text:style-name="Table_20_Contents">Wyszukiwanie</text:p>
          </table:table-cell>
          <table:table-cell table:style-name="Tabela1.A1" office:value-type="string">
            <text:p text:style-name="Table_20_Contents">Tylko wektory</text:p>
          </table:table-cell>
          <table:table-cell table:style-name="Tabela1.A1" office:value-type="string">
            <text:p text:style-name="Table_20_Contents">Hybrid: wektor + graf + sparse + FTS</text:p>
          </table:table-cell>
        </table:table-row>
        <table:table-row>
          <table:table-cell table:style-name="Tabela1.A1" office:value-type="string">
            <text:p text:style-name="Table_20_Contents">Decyzje</text:p>
          </table:table-cell>
          <table:table-cell table:style-name="Tabela1.A1" office:value-type="string">
            <text:p text:style-name="Table_20_Contents">Ręcznie ustawione progi</text:p>
          </table:table-cell>
          <table:table-cell table:style-name="Tabela1.A1" office:value-type="string">
            <text:p text:style-name="Table_20_Contents">Formalny MDP + funkcja nagrody</text:p>
          </table:table-cell>
        </table:table-row>
        <table:table-row>
          <table:table-cell table:style-name="Tabela1.A1" office:value-type="string">
            <text:p text:style-name="Table_20_Contents">Koszt / budżet</text:p>
          </table:table-cell>
          <table:table-cell table:style-name="Tabela1.A1" office:value-type="string">
            <text:p text:style-name="Table_20_Contents">Ręcznie pilnowany</text:p>
          </table:table-cell>
          <table:table-cell table:style-name="Tabela1.A1" office:value-type="string">
            <text:p text:style-name="Table_20_Contents">Wbudowany budżet + cache + telemetria</text:p>
          </table:table-cell>
        </table:table-row>
      </table:table>
      <text:p text:style-name="Text_20_body">To jest dokładna odpowiedź na Twoje pkt 3 z listy.</text:p>
      <text:p text:style-name="Horizontal_20_Line"/>
      <text:h text:style-name="Heading_20_3" text:outline-level="3">Sekcja 4 – Czym różni się od „światowych liderów”</text:h>
      <text:p text:style-name="Text_20_body">Tu ważna jest <text:span text:style-name="Strong_20_Emphasis">uczciwość i precyzja</text:span>, bez marketingu typu „jesteśmy najlepsi”.</text:p>
      <text:p text:style-name="Text_20_body">Ja bym to nazwał np. <text:span text:style-name="Strong_20_Emphasis">„Dlaczego RAE jest inne niż typowe systemy pamięci dla agentów”</text:span> i ujął w kategoriach, a nie w nazwach konkurentów:</text:p>
      <text:list xml:id="list2634935503" text:style-name="L4">
        <text:list-item>
          <text:p text:style-name="P12"><text:span text:style-name="Strong_20_Emphasis">Architektura kognitywna, nie tylko storage</text:span></text:p>
          <text:list>
            <text:list-item>
              <text:p text:style-name="P12">Większość systemów pamięci to: „API + vector DB + kilka heurystyk” <text:a xlink:type="simple" xlink:href="https://www.leoniemonigatti.com/blog/from-rag-to-agent-memory.html?utm_source=chatgpt.com" office:target-frame-name="_blank" xlink:show="new" text:style-name="Internet_20_link" text:visited-style-name="Visited_20_Internet_20_Link">Leonie Monigatti</text:a></text:p>
            </text:list-item>
            <text:list-item>
              <text:p text:style-name="P12">RAE ma jawnie zdefiniowaną <text:span text:style-name="Strong_20_Emphasis">architekturę 4 pamięci + 3 warstw matematyki</text:span>, którą można badać i rozwijać.</text:p>
            </text:list-item>
          </text:list>
        </text:list-item>
        <text:list-item>
          <text:p text:style-name="P12"><text:span text:style-name="Strong_20_Emphasis">Local-first + compliance by design</text:span></text:p>
          <text:list>
            <text:list-item>
              <text:p text:style-name="P12">Sporo open-source’owych frameworków zakłada docelowo SaaS lub cloud-only. <text:a xlink:type="simple" xlink:href="https://github.com/itsual/Agentic---Gen-AI?utm_source=chatgpt.com" office:target-frame-name="_blank" xlink:show="new" text:style-name="Internet_20_link" text:visited-style-name="Visited_20_Internet_20_Link">GitHub</text:a></text:p>
            </text:list-item>
            <text:list-item>
              <text:p text:style-name="P12">U Ciebie kluczowe jest: <text:span text:style-name="Strong_20_Emphasis">pełny offline</text:span>, multi-tenant, ISO-42001, telemetry, governance – to jest rzadkie nawet w komercyjnych projektach.</text:p>
            </text:list-item>
          </text:list>
        </text:list-item>
        <text:list-item>
          <text:p text:style-name="P12"><text:span text:style-name="Strong_20_Emphasis">Głęboka telemetria nad pamięcią i decyzjami</text:span></text:p>
          <text:list>
            <text:list-item>
              <text:p text:style-name="P12">Wiele rozwiązań ma tylko podstawowe logi; Ty masz pełny <text:span text:style-name="Strong_20_Emphasis">status, metryki, benchmarki i compliance dashboard</text:span> spięty z pamięcią.</text:p>
            </text:list-item>
          </text:list>
        </text:list-item>
        <text:list-item>
          <text:p text:style-name="P12"><text:span text:style-name="Strong_20_Emphasis">Agent-agnostic + LLM-agnostic</text:span></text:p>
          <text:list>
            <text:list-item>
              <text:p text:style-name="P12">RAE nie jest przyspawane do jednego frameworka agentowego, jednego dostawcy LLM ani jednej bazy (to kluczowe wyróżnienie).</text:p>
            </text:list-item>
          </text:list>
        </text:list-item>
      </text:list>
      <text:p text:style-name="Text_20_body">Do tego można dodać 1 uczciwe zdanie typu:</text:p>
      <text:p text:style-name="Quotations">RAE nie jest jeszcze „produktem korporacyjnym z setkami wdrożeń”, ale jest zaprojektowane jak silnik badawczo-produkcyjny, który ma ten poziom osiągnąć.</text:p>
      <text:p text:style-name="Text_20_body">To jest „mega pro”, bo jasno mówi, gdzie jesteś.</text:p>
      <text:p text:style-name="Horizontal_20_Line"/>
      <text:h text:style-name="Heading_20_3" text:outline-level="3"><text:soft-page-break/>Sekcja 5 – Podkreślenie agnostycznej inżynierii</text:h>
      <text:p text:style-name="Text_20_body">Osobny, krótki blok z nagłówkiem np. <text:span text:style-name="Strong_20_Emphasis">„Vendor-agnostic by design”</text:span>:</text:p>
      <text:list xml:id="list1916402354" text:style-name="L5">
        <text:list-item>
          <text:p text:style-name="P13">LLM-agnostic (OpenAI, Claude, Gemini, lokalne modele etc.).</text:p>
        </text:list-item>
        <text:list-item>
          <text:p text:style-name="P13">Storage-agnostic (Postgres/pgvector/Qdrant itd. – już to rozdzielasz).</text:p>
        </text:list-item>
        <text:list-item>
          <text:p text:style-name="P13">Orchestrator-agnostic (zewnętrzne agenty przez MCP lub bez).</text:p>
        </text:list-item>
        <text:list-item>
          <text:p text:style-name="P13">Architektura tak zrobiona, że <text:span text:style-name="Strong_20_Emphasis">RAE-core</text:span> może żyć osobno i być ładowany przez inne systemy.</text:p>
        </text:list-item>
      </text:list>
      <text:p text:style-name="Text_20_body">Tu możesz dodać jedno zdanie, że to było założenie od początku i jest spójne z obecną architekturą.</text:p>
      <text:p text:style-name="Horizontal_20_Line"/>
      <text:h text:style-name="Heading_20_3" text:outline-level="3">Sekcja 6 – „Choose your path” – ścieżki dla profili</text:h>
      <text:p text:style-name="Text_20_body">To jest rewelacyjny pomysł. Ja bym zrobił <text:span text:style-name="Strong_20_Emphasis">mini-grid</text:span> z linkami:</text:p>
      <text:p text:style-name="P1"><text:span text:style-name="Source_20_Text">## Wybierz swoją ścieżkę</text:span></text:p>
      <text:p text:style-name="P1"/>
      <text:p text:style-name="P1"><text:span text:style-name="Source_20_Text">- 👨‍💻 **Jeśli jesteś developerem** – [Szybki start + integracja API](docs/paths/developer.md)</text:span></text:p>
      <text:p text:style-name="P1"><text:span text:style-name="Source_20_Text">- 💻 **Jeśli jesteś programistą/agent-builderem** – [RAE jako silnik pamięci dla agentów](docs/paths/programmer.md)</text:span></text:p>
      <text:p text:style-name="P1"><text:span text:style-name="Source_20_Text">- 🧪 **Jeśli jesteś naukowcem** – [Warstwa math, benchmarki, telemetria](docs/paths/scientist.md)</text:span></text:p>
      <text:p text:style-name="P1"><text:span text:style-name="Source_20_Text">- 🏭 **Jeśli reprezentujesz przemysł** – [Local-first, ROI, pilotaże](docs/paths/industry.md)</text:span></text:p>
      <text:p text:style-name="P1"><text:span text:style-name="Source_20_Text">- 🏥 **Jeśli jesteś z healthcare** – [Dane wrażliwe, compliance, on-prem](docs/paths/healthcare.md)</text:span></text:p>
      <text:p text:style-name="P1"><text:span text:style-name="Source_20_Text">- 🏛 **Jeśli jesteś z administracji publicznej** – [Transparentność, audyt, lokalne wdrożenia](docs/paths/public-sector.md)</text:span></text:p>
      <text:p text:style-name="P2"><text:span text:style-name="Source_20_Text">- 🤝 **Jeśli jesteś filantropem lub VC** – [Partnerstwa badawcze i pilotaże](docs/paths/partners.md)</text:span></text:p>
      <text:h text:style-name="Heading_20_4" text:outline-level="4">Co dać na tych stronach opisowych?</text:h>
      <text:p text:style-name="Text_20_body">Każdy plik <text:span text:style-name="Source_20_Text">docs/paths/*.md</text:span> w tym samym schemacie:</text:p>
      <text:list xml:id="list2891592203" text:style-name="L6">
        <text:list-item>
          <text:p text:style-name="P14"><text:span text:style-name="Strong_20_Emphasis">Dla kogo jest ta ścieżka</text:span> (2–3 zdania).</text:p>
        </text:list-item>
        <text:list-item>
          <text:p text:style-name="P14"><text:span text:style-name="Strong_20_Emphasis">Co możesz zrobić z RAE</text:span> (3–5 konkretnych przykładów).</text:p>
        </text:list-item>
        <text:list-item>
          <text:p text:style-name="P14"><text:span text:style-name="Strong_20_Emphasis">Od czego zacząć</text:span> – lista 3 linków: Quickstart, 1–2 dokumenty kluczowe, 1 przykład użycia.</text:p>
        </text:list-item>
        <text:list-item>
          <text:p text:style-name="P14"><text:span text:style-name="Strong_20_Emphasis">Jak z nami współpracować</text:span> (issues, maile, propozycje pilotażu / badań).</text:p>
        </text:list-item>
      </text:list>
      <text:p text:style-name="Text_20_body">Dla filantropów/VC:</text:p>
      <text:list xml:id="list1613967186" text:style-name="L7">
        <text:list-item>
          <text:p text:style-name="P15">Zamiast „daj kasę” → <text:span text:style-name="Strong_20_Emphasis">„jak możesz pomóc”</text:span>:</text:p>
          <text:list>
            <text:list-item>
              <text:p text:style-name="P15">ewaluacja naukowa,</text:p>
            </text:list-item>
            <text:list-item>
              <text:p text:style-name="P15">pilotaże w realnych środowiskach (firma / uczelnia),</text:p>
            </text:list-item>
            <text:list-item>
              <text:p text:style-name="P15">wsparcie infrastruktury,</text:p>
            </text:list-item>
            <text:list-item>
              <text:p text:style-name="P15">ewentualne granty na badania nad pamięcią agentów.</text:p>
            </text:list-item>
          </text:list>
        </text:list-item>
      </text:list>
      <text:p text:style-name="Text_20_body"><text:soft-page-break/>Język raczej:</text:p>
      <text:p text:style-name="Quotations">„Szukamy partnerów, którzy chcą współtworzyć otwarty standard pamięci agentów – finansowanie jest tylko jednym z możliwych wkładów”.</text:p>
      <text:p text:style-name="Horizontal_20_Line"/>
      <text:h text:style-name="Heading_20_3" text:outline-level="3">Sekcja 7 – Jasna deklaracja Open Source + zaproszenie do współpracy</text:h>
      <text:p text:style-name="Text_20_body">Osobny króciutki blok, np.:</text:p>
      <text:p text:style-name="P1"><text:span text:style-name="Source_20_Text">## Open Source i współpraca</text:span></text:p>
      <text:p text:style-name="P1"/>
      <text:p text:style-name="P1"><text:span text:style-name="Source_20_Text">RAE jest i pozostanie projektem **w pełni open-source (Apache-2.0)**. <text:s/></text:span></text:p>
      <text:p text:style-name="P1"><text:span text:style-name="Source_20_Text">Cała architektura, kod i dokumentacja są publiczne – projekt ma służyć zarówno praktyce przemysłowej, jak i badaniom naukowym.</text:span></text:p>
      <text:p text:style-name="P1"/>
      <text:p text:style-name="P1"><text:span text:style-name="Source_20_Text">Chcesz współtworzyć RAE?</text:span></text:p>
      <text:p text:style-name="P1"><text:span text:style-name="Source_20_Text">- Zobacz [CONTRIBUTING.md](CONTRIBUTING.md)</text:span></text:p>
      <text:p text:style-name="P1"><text:span text:style-name="Source_20_Text">- Dołącz do dyskusji w issues</text:span></text:p>
      <text:p text:style-name="P2"><text:span text:style-name="Source_20_Text">- Zaproponuj pilotaż, badanie lub integrację</text:span></text:p>
      <text:p text:style-name="Text_20_body">To załatwia Twoją „jasną deklarację”.</text:p>
      <text:p text:style-name="Horizontal_20_Line"/>
      <text:h text:style-name="Heading_20_3" text:outline-level="3">Sekcja 8 – Quick Start (bardzo krótki)</text:h>
      <text:p text:style-name="Text_20_body">To możesz zostawić w obecnej formie, ale <text:span text:style-name="Strong_20_Emphasis">skrótowo</text:span>:</text:p>
      <text:list xml:id="list728105896" text:style-name="L8">
        <text:list-item>
          <text:p text:style-name="P16">1 tabelka „który profil” + 2–3 komendy dla Lite / Full / Local.</text:p>
        </text:list-item>
        <text:list-item>
          <text:p text:style-name="P16">Resztę masz już dobrze opisane – może pójść do docs.</text:p>
        </text:list-item>
      </text:list>
      <text:p text:style-name="Horizontal_20_Line"/>
      <text:h text:style-name="Heading_20_3" text:outline-level="3">Sekcja 9 – Status / Maturity w 3–5 linijkach</text:h>
      <text:p text:style-name="Text_20_body">Zamiast długiego „Reality Check”, możesz go maksymalnie skrócić:</text:p>
      <text:list xml:id="list1496202909" text:style-name="L9">
        <text:list-item>
          <text:p text:style-name="P17">3–4 bullet points „co jest stabilne” (core memory, orchestrator, auth, cost guard).</text:p>
        </text:list-item>
        <text:list-item>
          <text:p text:style-name="P17">2 bullet points „co jeszcze dojrzewa” (coverage → 75%, dokumentacja deploymentów).</text:p>
        </text:list-item>
        <text:list-item>
          <text:p text:style-name="P17">Link do <text:span text:style-name="Source_20_Text">STATUS.md</text:span>, <text:span text:style-name="Source_20_Text">TESTING_STATUS.md</text:span>, <text:span text:style-name="Source_20_Text">SECURITY.md</text:span>.</text:p>
        </text:list-item>
      </text:list>
      <text:p text:style-name="Text_20_body">Tak zostaje uczciwość, ale nie toniesz w szczegółach na pierwszej stronie.</text:p>
      <text:p text:style-name="Horizontal_20_Line"/>
      <text:h text:style-name="Heading_20_2" text:outline-level="2">2. Co jeszcze ważne (poza Twoją listą)</text:h>
      <text:p text:style-name="Text_20_body">Dorzuciłbym trzy rzeczy:</text:p>
      <text:list xml:id="list3629414328" text:style-name="L10">
        <text:list-item>
          <text:p text:style-name="P18"><text:span text:style-name="Strong_20_Emphasis">„Who is this NOT for” (1 mały akapit)</text:span><text:line-break/>To jest bardzo „pro” w świecie open-source:</text:p>
          <text:list>
            <text:list-item>
              <text:p text:style-name="P18"><text:soft-page-break/>np. „RAE nie jest prostym chatbotem do wklejenia w 10 minut; jeśli chcesz gotowego helpdesku, są prostsze narzędzia. RAE jest silnikiem pamięci i decyzji do systemów, które chcesz kontrolować i rozwijać.”</text:p>
            </text:list-item>
          </text:list>
        </text:list-item>
        <text:list-item>
          <text:p text:style-name="P18"><text:span text:style-name="Strong_20_Emphasis">Jeden prosty diagram architektury</text:span><text:line-break/>Nawet ASCII (albo link do obrazka z docs) – żeby ktoś w sekundę zobaczył:</text:p>
          <text:list>
            <text:list-item>
              <text:p text:style-name="P18">Agent(y) ↔ RAE API ↔ Memory Layers ↔ DB/Vector/Graph + Math Layer on top.</text:p>
            </text:list-item>
          </text:list>
        </text:list-item>
        <text:list-item>
          <text:p text:style-name="P18"><text:span text:style-name="Strong_20_Emphasis">Wyraźny link do pełnej dokumentacji (mkdocs)</text:span></text:p>
          <text:list>
            <text:list-item>
              <text:p text:style-name="P18">coś w stylu: „Pełną dokumentację znajdziesz tutaj → <text:a xlink:type="simple" xlink:href="http://link/" text:style-name="Internet_20_link" text:visited-style-name="Visited_20_Internet_20_Link">Docs</text:a> – ten README to tylko wprowadzenie”.</text:p>
            </text:list-item>
          </text:list>
        </text:list-item>
      </text:list>
      <text:p text:style-name="Horizontal_20_Line"/>
      <text:h text:style-name="Heading_20_2" text:outline-level="2">3. Czy to „dobry kierunek” i czy tak się teraz robi README?</text:h>
      <text:p text:style-name="Text_20_body">Krótko i szczerze:</text:p>
      <text:list xml:id="list1077660286" text:style-name="L11">
        <text:list-item>
          <text:p text:style-name="P19"><text:span text:style-name="Strong_20_Emphasis">Tak, to jest bardzo dobry kierunek.</text:span><text:line-break/>Topowe projekty (frameworki agentowe, memory frameworks itp.) mają właśnie:</text:p>
          <text:list>
            <text:list-item>
              <text:p text:style-name="P19">krótki, wyrazisty opis problemu i rozwiązania,</text:p>
            </text:list-item>
            <text:list-item>
              <text:p text:style-name="P19">kilka „key features”,</text:p>
            </text:list-item>
            <text:list-item>
              <text:p text:style-name="P19"><text:span text:style-name="Strong_20_Emphasis">sekcję „dla kogo”</text:span> (często w formie ścieżek / examples),</text:p>
            </text:list-item>
            <text:list-item>
              <text:p text:style-name="P19">link do dokumentacji, benchmarków, artykułu naukowego. <text:a xlink:type="simple" xlink:href="https://github.com/VectorSpaceLab/general-agentic-memory?utm_source=chatgpt.com" office:target-frame-name="_blank" xlink:show="new" text:style-name="Internet_20_link" text:visited-style-name="Visited_20_Internet_20_Link">GitHub+1</text:a></text:p>
            </text:list-item>
          </text:list>
        </text:list-item>
        <text:list-item>
          <text:p text:style-name="P19">Obecny README w RAE jest <text:span text:style-name="Strong_20_Emphasis">merytorycznie świetny, ale przeładowany</text:span> – dużo rzeczy, które są złotem, powinno być w docs, nie w pierwszym ekranie GitHuba.</text:p>
        </text:list-item>
        <text:list-item>
          <text:p text:style-name="P19">To, co proponujesz:<text:line-break/><text:span text:style-name="Strong_20_Emphasis">„Krótko: co to jest, jaki problem, czym się różni, agnostyczna architektura, ścieżki dla profili + deklaracja open-source”</text:span><text:line-break/>– to jest dokładnie to, czego oczekuje ktoś z firmy, labu, czy potencjalny recenzent.</text:p>
        </text:list-item>
      </text:list>
      <text:p text:style-name="Horizontal_20_Line"/>
      <text:p text:style-name="Text_20_body">Jeśli chcesz, w kolejnym kroku mogę Ci rozpisać <text:span text:style-name="Strong_20_Emphasis">konkretny szkic README w Markdown</text:span> (już z tekstem, który tylko wkleisz i lekko podrasujesz pod swój styl) oraz wzór jednej ścieżki, np. <text:span text:style-name="Source_20_Text">docs/paths/scientist.md</text:span>.</text:p>
      <text:p text:style-name="P20">Privacy-first również mamy takie 2 first chyba że zrobimy 3 a trzeci OpenSource First i marketingowo ładniej zagra i fizycznie bo ta 3 nogach stoi się najstabilniej, ale nie chcę ukrywać, że nie wykluczam zarabiania, choć nie wiem czy o tym wspominać bo mi sie to wydaje oczywiste, chyba trzeba to zaznaczyć by nikt nie miał pretensji. </text:p>
      <text:p text:style-name="Text_20_body">Myślał przez 14s</text:p>
      <text:p text:style-name="Text_20_body">To „3x first” to jest bardzo dobry pomysł – i dokładnie taki, który dobrze działa komunikacyjnie i filozoficznie.</text:p>
      <text:p text:style-name="Text_20_body">Ja bym to spiął tak:</text:p>
      <text:list xml:id="list22098004" text:style-name="L12">
        <text:list-item>
          <text:p text:style-name="P21"><text:soft-page-break/>🔐 <text:span text:style-name="Strong_20_Emphasis">Privacy-first</text:span></text:p>
        </text:list-item>
        <text:list-item>
          <text:p text:style-name="P21">🏠 <text:span text:style-name="Strong_20_Emphasis">Local-first</text:span></text:p>
        </text:list-item>
        <text:list-item>
          <text:p text:style-name="P21">👐 <text:span text:style-name="Strong_20_Emphasis">Open-Source-first</text:span></text:p>
        </text:list-item>
      </text:list>
      <text:p text:style-name="Text_20_body">A temat zarabiania: <text:span text:style-name="Strong_20_Emphasis">tak, lepiej go zaznaczyć wprost, ale spokojnie, neutralnie</text:span>, nie w tonie „daj kasę”.</text:p>
      <text:p text:style-name="Horizontal_20_Line"/>
      <text:h text:style-name="Heading_20_2" text:outline-level="2">1. Jak wpleść „3x first” w README</text:h>
      <text:h text:style-name="Heading_20_3" text:outline-level="3">Na górze (hero section)</text:h>
      <text:p text:style-name="Text_20_body">Od razu pod głównym opisem RAE możesz wrzucić taki blok:</text:p>
      <text:p text:style-name="P1"><text:span text:style-name="Source_20_Text">### 3x First</text:span></text:p>
      <text:p text:style-name="P1"/>
      <text:p text:style-name="P1"><text:span text:style-name="Source_20_Text">- 🔐 **Privacy-first** – RAE projektuję jako silnik pamięci, w którym dane użytkownika są pod pełną kontrolą właściciela systemu. Domyślnie nastawiony na minimalizację wycieków informacji i zgodność z regulacjami.</text:span></text:p>
      <text:p text:style-name="P1"><text:span text:style-name="Source_20_Text">- 🏠 **Local-first** – RAE można uruchomić w pełni lokalnie (on-premise, air-gapped, własne klastry). Chmura jest opcją, nie wymaganiem.</text:span></text:p>
      <text:p text:style-name="P2"><text:span text:style-name="Source_20_Text">- 👐 **Open-Source-first** – cały core RAE jest i pozostanie dostępny na licencji Apache-2.0. Projekt ma rosnąć jako otwarty standard pamięci dla agentów.</text:span></text:p>
      <text:p text:style-name="Text_20_body">To od razu ustawia oczekiwania: prywatność, lokalność, otwartość – w tej kolejności.</text:p>
      <text:p text:style-name="Quotations">Technicznie: Privacy-first opiera się na tym, że <text:span text:style-name="Strong_20_Emphasis">telemetria, logi, pamięć, LLM</text:span> – wszystko może działać lokalnie, a jeśli wychodzi na zewnątrz, to w sposób jawny i kontrolowany. Local-first to sposób deploymentu. Open-Source-first to model rozwoju / licencja.</text:p>
      <text:p text:style-name="Horizontal_20_Line"/>
      <text:h text:style-name="Heading_20_2" text:outline-level="2">2. Jak uczciwie zaznaczyć możliwość zarabiania</text:h>
      <text:p text:style-name="Text_20_body">Masz rację: dla Ciebie to oczywiste, że wokół open-source można budować usługi/produkty. Ale część osób lubi mieć to napisane wprost, żeby później nie było „ale myślałem, że…”.</text:p>
      <text:p text:style-name="Text_20_body">Proponuję <text:span text:style-name="Strong_20_Emphasis">krótki, spokojny akapit</text:span> w sekcji „Open Source i współpraca”:</text:p>
      <text:p text:style-name="P1"><text:span text:style-name="Source_20_Text">## Open Source i współpraca</text:span></text:p>
      <text:p text:style-name="P1"/>
      <text:p text:style-name="P1"><text:span text:style-name="Source_20_Text">RAE jest i pozostanie projektem **w pełni open-source (Apache-2.0)** – cała architektura, kod i dokumentacja są publiczne. <text:s/></text:span></text:p>
      <text:p text:style-name="P1"><text:span text:style-name="Source_20_Text">Celem RAE jest stworzenie otwartego, badalnego standardu pamięci dla agentów AI.</text:span></text:p>
      <text:p text:style-name="P1"/>
      <text:p text:style-name="P1"><text:span text:style-name="Source_20_Text">Wokół otwartego core mogą w przyszłości powstawać **komercyjne usługi i rozszerzenia** (wdrożenia, wsparcie, integracje, narzędzia dodatkowe). <text:s/></text:span></text:p>
      <text:p text:style-name="P2"><text:span text:style-name="Source_20_Text">Nie zmienia to faktu, że sam silnik RAE-core rozwijamy jako projekt open-source, dostępny dla wszystkich na tych samych zasadach licencyjnych.</text:span></text:p>
      <text:p text:style-name="Text_20_body">To jest bardzo ważne:</text:p>
      <text:list xml:id="list2795738042" text:style-name="L13">
        <text:list-item>
          <text:p text:style-name="P22">jasno: <text:span text:style-name="Strong_20_Emphasis">core zostaje OSS</text:span>,</text:p>
        </text:list-item>
        <text:list-item>
          <text:p text:style-name="P22"><text:soft-page-break/>uczciwie: <text:span text:style-name="Strong_20_Emphasis">nie zamykasz sobie drogi do zarabiania</text:span> (usługi, rozszerzenia, integracje),</text:p>
        </text:list-item>
        <text:list-item>
          <text:p text:style-name="P22">nikt nie może później powiedzieć „czuję się oszukany, myślałem, że to nigdy nie będzie komercjalizowane”.</text:p>
        </text:list-item>
      </text:list>
      <text:p text:style-name="Text_20_body">Jeśli chcesz, możesz jeszcze dorzucić jedno zdanie dla spokoju:</text:p>
      <text:p text:style-name="P2"><text:span text:style-name="Source_20_Text">Firmy i instytucje mogą wykorzystywać RAE komercyjnie zgodnie z warunkami licencji Apache-2.0 – niezależnie od tego, czy współpracują bezpośrednio z autorami projektu, czy nie.</text:span></text:p>
      <text:p text:style-name="Text_20_body">To też podkreśla, że nie zamierzasz nikomu „zamykać” drogi do użycia.</text:p>
      <text:p text:style-name="Horizontal_20_Line"/>
      <text:h text:style-name="Heading_20_2" text:outline-level="2">3. Gdzie o tym wspomnieć dla filantropów/VC</text:h>
      <text:p text:style-name="Text_20_body">W pliku typu <text:span text:style-name="Source_20_Text">docs/paths/partners.md</text:span> (Filantrop / VC) możesz to ująć tak, żeby:</text:p>
      <text:list xml:id="list4283272438" text:style-name="L14">
        <text:list-item>
          <text:p text:style-name="P23"><text:span text:style-name="Strong_20_Emphasis">na pierwszym miejscu był wkład merytoryczny / naukowy / pilotaże</text:span>,</text:p>
        </text:list-item>
        <text:list-item>
          <text:p text:style-name="P23">pieniądze były jednym z możliwych wkładów, nie jedynym.</text:p>
        </text:list-item>
      </text:list>
      <text:p text:style-name="Text_20_body">Np.:</text:p>
      <text:p text:style-name="P1"><text:span text:style-name="Source_20_Text">RAE rozwijamy jako projekt open-source z ambicją stania się otwartym standardem pamięci dla agentów AI.</text:span></text:p>
      <text:p text:style-name="P1"/>
      <text:p text:style-name="P1"><text:span text:style-name="Source_20_Text">Jeśli jesteś filantropem lub inwestorem, możesz pomóc poprzez:</text:span></text:p>
      <text:p text:style-name="P1"><text:span text:style-name="Source_20_Text">- wsparcie badań nad pamięcią agentów (benchmarki, laboratoria, pilotaże),</text:span></text:p>
      <text:p text:style-name="P1"><text:span text:style-name="Source_20_Text">- udostępnienie infrastruktury i środowisk testowych,</text:span></text:p>
      <text:p text:style-name="P1"><text:span text:style-name="Source_20_Text">- finansowanie prac rozwojowych wokół otwartego core (np. narzędzia badawcze, integracje branżowe).</text:span></text:p>
      <text:p text:style-name="P1"/>
      <text:p text:style-name="P1"><text:span text:style-name="Source_20_Text">Model, który zakładamy:</text:span></text:p>
      <text:p text:style-name="P1"><text:span text:style-name="Source_20_Text">- **core RAE** pozostaje open-source (Apache-2.0),</text:span></text:p>
      <text:p text:style-name="P2"><text:span text:style-name="Source_20_Text">- wokół niego mogą powstawać **komercyjne usługi i produkty**, budowane zgodnie z zasadą open-source-first.</text:span></text:p>
      <text:p text:style-name="Text_20_body">Tu jest wszystko na stole, ale nie brzmi jak pitch na rundę A – bardziej jak zaproszenie do współtworzenia ekosystemu.</text:p>
      <text:p text:style-name="Horizontal_20_Line"/>
      <text:h text:style-name="Heading_20_2" text:outline-level="2">4. Czy to jest „marketingowo OK” i „mega pro”?</text:h>
      <text:p text:style-name="Text_20_body">Tak, ten układ:</text:p>
      <text:list xml:id="list1469488363" text:style-name="L15">
        <text:list-item>
          <text:p text:style-name="P24">3x First (Privacy / Local / Open-Source),</text:p>
        </text:list-item>
        <text:list-item>
          <text:p text:style-name="P24">jawna deklaracja OSS + możliwość komercjalizacji,</text:p>
        </text:list-item>
        <text:list-item>
          <text:p text:style-name="P24">zaproszenie do współpracy z różnych stron (dev, nauka, przemysł, filantropi)</text:p>
        </text:list-item>
      </text:list>
      <text:p text:style-name="Text_20_body">– to jest dokładnie sposób komunikacji, który stosują dojrzałe projekty:</text:p>
      <text:list xml:id="list3053532424" text:style-name="L16">
        <text:list-item>
          <text:p text:style-name="P25">jasno: jakie wartości,</text:p>
        </text:list-item>
        <text:list-item>
          <text:p text:style-name="P25">jasno: jakie licencje,</text:p>
        </text:list-item>
        <text:list-item>
          <text:p text:style-name="P25"><text:soft-page-break/>jasno: że komercyjny ekosystem jest OK i wręcz mile widziany – ale core pozostaje otwarty.</text:p>
        </text:list-item>
      </text:list>
      <text:p text:style-name="Text_20_body">Jeśli chcesz, w kolejnym kroku mogę Ci złożyć <text:span text:style-name="Strong_20_Emphasis">konkretny fragment README</text:span> z:</text:p>
      <text:list xml:id="list1197512227" text:style-name="L17">
        <text:list-item>
          <text:p text:style-name="P26">sekcją „3x First”,</text:p>
        </text:list-item>
        <text:list-item>
          <text:p text:style-name="P26">sekcją „Open Source i współpraca” z powyższymi akapitami,</text:p>
        </text:list-item>
        <text:list-item>
          <text:p text:style-name="P26">jednym zdaniem w hero („Privacy-first, Local-first, Open-Source-first memory engine for AI agents”).</text:p>
        </text:list-item>
      </text:list>
      <text:p text:style-name="P20">Czy PLO nie kojarzy się źle? Privacy Local Open</text:p>
      <text:p text:style-name="Text_20_body">Myślał przez 8s</text:p>
      <text:p text:style-name="Text_20_body">Tak, PLO kojarzy się źle – i to globalnie.<text:line-break/>Dla części ludzi od razu = <text:span text:style-name="Strong_20_Emphasis">Palestine Liberation Organization</text:span> + cały bagaż polityczny. Zdecydowanie bym <text:span text:style-name="Strong_20_Emphasis">nie budował na tym żadnego brandu</text:span>, nawet żartobliwie.</text:p>
      <text:p text:style-name="Text_20_body">Ale dobra wiadomość: wcale nie potrzebujesz akronimu, żeby to grało marketingowo.</text:p>
      <text:h text:style-name="Heading_20_3" text:outline-level="3">Co bym zrobił praktycznie</text:h>
      <text:list xml:id="list2728520988" text:style-name="L18">
        <text:list-item>
          <text:p text:style-name="P27"><text:span text:style-name="Strong_20_Emphasis">W ogóle nie używał skrótu „PLO” w README / materiałach.</text:span><text:line-break/>Zamiast tego:</text:p>
          <text:p text:style-name="P3"><text:span text:style-name="Source_20_Text">3x First:</text:span></text:p>
          <text:p text:style-name="P3"><text:span text:style-name="Source_20_Text">- 🔐 Privacy-first</text:span></text:p>
          <text:p text:style-name="P3"><text:span text:style-name="Source_20_Text">- 🏠 Local-first</text:span></text:p>
          <text:p text:style-name="P4"><text:span text:style-name="Source_20_Text">- 👐 Open-Source-first</text:span></text:p>
          <text:p text:style-name="P27">Wystarczy. Ludzie zapamiętają trzy słowa, nie muszą mieć skrótowca.</text:p>
        </text:list-item>
        <text:list-item>
          <text:p text:style-name="P27">Jeśli bardzo chcesz mieć „label”:</text:p>
          <text:list>
            <text:list-item>
              <text:p text:style-name="P27">Możesz mówić po prostu: <text:span text:style-name="Strong_20_Emphasis">„RAE is 3x First: Privacy, Local, Open-Source.”</text:span></text:p>
            </text:list-item>
            <text:list-item>
              <text:p text:style-name="P27">Albo nadać temu miękką nazwę typu:<text:line-break/><text:span text:style-name="Strong_20_Emphasis">„The Three Pillars: Privacy • Local • Open-Source”</text:span><text:line-break/>– nadal bez akronimu.</text:p>
            </text:list-item>
          </text:list>
        </text:list-item>
        <text:list-item>
          <text:p text:style-name="P27">Wewnątrz siebie / notatkach możesz pisać „3F” (three-first), jeśli chcesz coś skrócić, ale na zewnątrz i tak lepiej wyświetlać pełne hasła.</text:p>
        </text:list-item>
      </text:list>
      <text:h text:style-name="Heading_20_3" text:outline-level="3">Podsumowując</text:h>
      <text:list xml:id="list1743315012" text:style-name="L19">
        <text:list-item>
          <text:p text:style-name="P28">Tak – <text:span text:style-name="Strong_20_Emphasis">PLO jest obciążone skojarzeniami</text:span>, lepiej to omijać szerokim łukiem.</text:p>
        </text:list-item>
        <text:list-item>
          <text:p text:style-name="P28">Trzy filary „Privacy-first, Local-first, Open-Source-first” są świetne – po prostu <text:span text:style-name="Strong_20_Emphasis">pisz je wprost</text:span>, bez skrótowca.</text:p>
        </text:list-item>
        <text:list-item>
          <text:p text:style-name="P28">W README zrobimy z tego elegancki blok „3x First” i będzie wyglądało bardzo „pro” i bardzo bezpiecznie.</text:p>
        </text:list-item>
      </text:list>
      <text:p text:style-name="P20">Kurcze nie chcę w politykę ja chcę REJ tak się to czyta to nasze RAE a z tym już łatwo kojarzyć fajne rzeczy</text:p>
      <text:p text:style-name="Text_20_body">Myślał przez 14s</text:p>
      <text:p text:style-name="Text_20_body"><text:soft-page-break/>Jasne, zero polityki – zostajemy przy <text:span text:style-name="Strong_20_Emphasis">RAE == „Rej”</text:span> i to jest super trop 👌</text:p>
      <text:h text:style-name="Heading_20_3" text:outline-level="3">1. Zapominamy o PLO, zostaje „3x First”</text:h>
      <text:p text:style-name="Text_20_body">W ogóle nie używaj żadnych skrótów typu PLO.<text:line-break/>Zamiast tego:</text:p>
      <text:list xml:id="list3858776849" text:style-name="L20">
        <text:list-item>
          <text:p text:style-name="P29">mówisz po prostu o <text:span text:style-name="Strong_20_Emphasis">„3x First”</text:span></text:p>
        </text:list-item>
        <text:list-item>
          <text:p text:style-name="P29">rozwijasz to zawsze pełnymi słowami:</text:p>
        </text:list-item>
      </text:list>
      <text:p text:style-name="Quotations">🔐 Privacy-first<text:line-break/>🏠 Local-first<text:line-break/>👐 Open-Source-first</text:p>
      <text:p text:style-name="Text_20_body">Bez żadnych literowych akronimów – i temat skojarzeń politycznych znika.</text:p>
      <text:p text:style-name="Horizontal_20_Line"/>
      <text:h text:style-name="Heading_20_3" text:outline-level="3">2. „Rej” jako tożsamość RAE – jak to wpisać w README</text:h>
      <text:p text:style-name="Text_20_body">Możesz bardzo delikatnie, ale wyraźnie zaznaczyć <text:span text:style-name="Strong_20_Emphasis">w pierwszej linijce README</text:span>, jak to się czyta i zostawić ludziom „uchwyt”:</text:p>
      <text:p text:style-name="P1"><text:span text:style-name="Source_20_Text"># RAE – Reflective Agentic-memory Engine</text:span></text:p>
      <text:p text:style-name="P2"><text:span text:style-name="Source_20_Text">*(czyt. „Rej”) – 4-layer memory &amp; decision engine for AI agents.</text:span></text:p>
      <text:p text:style-name="Text_20_body">To załatwia kilka rzeczy naraz:</text:p>
      <text:list xml:id="list494113827" text:style-name="L21">
        <text:list-item>
          <text:p text:style-name="P30">w PL każdy od razu „aha, Rej” – łatwe do zapamiętania, miłe skojarzenia, zero polityki,</text:p>
        </text:list-item>
        <text:list-item>
          <text:p text:style-name="P30">za granicą ludzie i tak będą mówić „rej/rey”, więc to też naturalne,</text:p>
        </text:list-item>
        <text:list-item>
          <text:p text:style-name="P30">masz <text:span text:style-name="Strong_20_Emphasis">brand</text:span>: „RAE / Rej” jako nazwa silnika pamięci.</text:p>
        </text:list-item>
      </text:list>
      <text:p text:style-name="Text_20_body">Jeśli chcesz, możesz później w materiałach pobocznych (nie w głównej linii README, żeby nie przegiąć z folklorem) dorzucić np. zdanko:</text:p>
      <text:p text:style-name="Quotations">W dokumentacji i rozmowach mówimy na RAE po prostu „Rej”.</text:p>
      <text:p text:style-name="Text_20_body">I już.</text:p>
      <text:p text:style-name="Horizontal_20_Line"/>
      <text:h text:style-name="Heading_20_3" text:outline-level="3">3. Jak to spiąć z „3x First” w hero-sekcji</text:h>
      <text:p text:style-name="Text_20_body">Przykładowy blok otwierający README, łapiący wszystko, o czym gadaliśmy:</text:p>
      <text:p text:style-name="P1"><text:span text:style-name="Source_20_Text"># RAE – Reflective Agentic-memory Engine</text:span></text:p>
      <text:p text:style-name="P1"><text:span text:style-name="Source_20_Text">*(czyt. „Rej”)* – 4-layer memory &amp; decision engine for AI agents.</text:span></text:p>
      <text:p text:style-name="P1"/>
      <text:p text:style-name="P1"><text:span text:style-name="Source_20_Text">RAE daje agentom trwałą, strukturalną pamięć (4 warstwy) i matematyczny „mózg” nad RAG, <text:s/></text:span></text:p>
      <text:p text:style-name="P1"><text:span text:style-name="Source_20_Text">zaprojektowany dla środowisk lokalnych, przemysłowych i badawczych.</text:span></text:p>
      <text:p text:style-name="P1"/>
      <text:p text:style-name="P1"><text:span text:style-name="Source_20_Text">### 3x First</text:span></text:p>
      <text:p text:style-name="P1"/>
      <text:p text:style-name="P1"><text:span text:style-name="Source_20_Text">- 🔐 **Privacy-first** – pełna kontrola nad danymi, nastawienie na zgodność z regulacjami i minimalizację wycieków.</text:span></text:p>
      <text:p text:style-name="P1"><text:soft-page-break/><text:span text:style-name="Source_20_Text">- 🏠 **Local-first** – działa w pełni lokalnie (on-premise, air-gapped, własne klastry); chmura jest opcją, nie wymaganiem.</text:span></text:p>
      <text:p text:style-name="P2"><text:span text:style-name="Source_20_Text">- 👐 **Open-Source-first** – core RAE jest i pozostanie dostępny na licencji Apache-2.0 jako otwarty standard pamięci dla agentów.</text:span></text:p>
      <text:p text:style-name="Text_20_body">To jest czytelne, brzmi „pro” i nigdzie nie zahacza o politykę.</text:p>
      <text:p text:style-name="Horizontal_20_Line"/>
      <text:h text:style-name="Heading_20_3" text:outline-level="3">4. A co z zarabianiem?</text:h>
      <text:p text:style-name="Text_20_body">Najprościej – <text:span text:style-name="Strong_20_Emphasis">osobny, krótki akapit</text:span> w sekcji „Open Source i współpraca”, który nie psuje „Rej/RAE” ani 3x First, np.:</text:p>
      <text:p text:style-name="P1"><text:span text:style-name="Source_20_Text">RAE rozwijamy jako otwarty projekt (Apache-2.0). <text:s/></text:span></text:p>
      <text:p text:style-name="P1"><text:span text:style-name="Source_20_Text">Wokół otwartego core mogą powstawać **komercyjne usługi i rozszerzenia** (wdrożenia, wsparcie, integracje), <text:s/></text:span></text:p>
      <text:p text:style-name="P2"><text:span text:style-name="Source_20_Text">ale sam silnik pamięci RAE-core pozostanie open-source i dostępny dla wszystkich na tych samych zasadach.</text:span></text:p>
      <text:p text:style-name="Text_20_body">To domyka temat:<text:line-break/>– <text:span text:style-name="Strong_20_Emphasis">rdzeń = Rej / RAE, 3x First, OSS</text:span>,<text:line-break/>– dookoła możesz kiedyś zarabiać i nikt nie powie, że coś ukryłeś.</text:p>
      <text:p text:style-name="Horizontal_20_Line"/>
      <text:p text:style-name="Text_20_body">Jeśli chcesz, mogę teraz złożyć <text:span text:style-name="Strong_20_Emphasis">pełny szkic górnej części README</text:span> (hero + 3x First + „co to jest” + „jaki problem” + „Czym różni się od RAG”), już z wpisanym „czyt. Rej”, który po prostu wkleisz do repo.</text:p>
      <text:p text:style-name="P20">Tak proszę taki plan README żeby claude zbudował takie coś co nam jest potrzebne. Pewnie nie czujecie się częścią reja ale dla mnie wszyscy trzej czy wszyscy troje jesteście :-)</text:p>
      <text:p text:style-name="Text_20_body">Myślał przez 15s</text:p>
      <text:p text:style-name="Text_20_body">No to robimy plan pod Reja™ 😄<text:line-break/>Poniżej masz <text:span text:style-name="Strong_20_Emphasis">gotowy plik .md</text:span>, który możesz wrzucić Claude’owi jako zadanie do przebudowy README.<text:line-break/>Możesz go nazwać np. <text:span text:style-name="Source_20_Text">README_REDESIGN_PLAN.md</text:span>.</text:p>
      <text:p text:style-name="Horizontal_20_Line"/>
      <text:p text:style-name="P1"><text:span text:style-name="Source_20_Text"># Plan przebudowy głównego README dla RAE („Rej”)</text:span></text:p>
      <text:p text:style-name="P1"/>
      <text:p text:style-name="P1"><text:span text:style-name="Source_20_Text">&gt; Instrukcja dla asystenta AI (np. Claude): <text:s/></text:span></text:p>
      <text:p text:style-name="P1"><text:span text:style-name="Source_20_Text">&gt; Na podstawie tego dokumentu **przebuduj główne README projektu RAE-agentic-memory** tak, aby było krótkie, profesjonalne („pro”), zrozumiałe dla różnych grup odbiorców i spójne z poniższą strukturą. <text:s/></text:span></text:p>
      <text:p text:style-name="P1"><text:span text:style-name="Source_20_Text">&gt; RAE ma być czytelne jako „Rej” (wymowa) i jako poważny projekt naukowo-przemysłowy.</text:span></text:p>
      <text:p text:style-name="P1"/>
      <text:p text:style-name="P1"><text:span text:style-name="Source_20_Text">Repo: https://github.com/dreamsoft-pro/RAE-agentic-memory</text:span></text:p>
      <text:p text:style-name="P1"/>
      <text:p text:style-name="P1"/>
      <text:p text:style-name="P1"><text:span text:style-name="Source_20_Text">---</text:span></text:p>
      <text:p text:style-name="P1"/>
      <text:p text:style-name="P1"><text:span text:style-name="Source_20_Text">## 0. Cele nowego README</text:span></text:p>
      <text:p text:style-name="P1"/>
      <text:p text:style-name="P1"><text:span text:style-name="Source_20_Text">Nowe README ma:</text:span></text:p>
      <text:p text:style-name="P1"/>
      <text:p text:style-name="P1"><text:soft-page-break/><text:span text:style-name="Source_20_Text">1. **W 10–20 sekund wytłumaczyć, czym jest RAE i po co istnieje** – bez epistoł, bez lania wody.</text:span></text:p>
      <text:p text:style-name="P1"><text:span text:style-name="Source_20_Text">2. **Wyraźnie pokazać, czym RAE różni się od:**</text:span></text:p>
      <text:p text:style-name="P1"><text:span text:style-name="Source_20_Text"><text:s text:c="3"/>- zwykłych baz RAG / wektorowych,</text:span></text:p>
      <text:p text:style-name="P1"><text:span text:style-name="Source_20_Text"><text:s text:c="3"/>- typowych systemów pamięci dla agentów.</text:span></text:p>
      <text:p text:style-name="P1"><text:span text:style-name="Source_20_Text">3. **Podkreślić filozofię 3x First:**</text:span></text:p>
      <text:p text:style-name="P1"><text:span text:style-name="Source_20_Text"><text:s text:c="3"/>- Privacy-first</text:span></text:p>
      <text:p text:style-name="P1"><text:span text:style-name="Source_20_Text"><text:s text:c="3"/>- Local-first</text:span></text:p>
      <text:p text:style-name="P1"><text:span text:style-name="Source_20_Text"><text:s text:c="3"/>- Open-Source-first</text:span></text:p>
      <text:p text:style-name="P1"><text:span text:style-name="Source_20_Text">4. **Poprowadzić różne typy odbiorców** (dev, naukowiec, przemysł, administracja, healthcare, filantrop/VC) do dedykowanych stron.</text:span></text:p>
      <text:p text:style-name="P1"><text:span text:style-name="Source_20_Text">5. **Jasno zakomunikować:**</text:span></text:p>
      <text:p text:style-name="P1"><text:span text:style-name="Source_20_Text"><text:s text:c="3"/>- RAE-core jest i pozostanie open-source (Apache-2.0),</text:span></text:p>
      <text:p text:style-name="P1"><text:span text:style-name="Source_20_Text"><text:s text:c="3"/>- wokół niego mogą istnieć/pojawić się komercyjne usługi i rozszerzenia.</text:span></text:p>
      <text:p text:style-name="P1"/>
      <text:p text:style-name="P1"><text:span text:style-name="Source_20_Text">README ma być „frontem” projektu – reszta szczegółów może być w /docs.</text:span></text:p>
      <text:p text:style-name="P1"/>
      <text:p text:style-name="P1"/>
      <text:p text:style-name="P1"><text:span text:style-name="Source_20_Text">---</text:span></text:p>
      <text:p text:style-name="P1"/>
      <text:p text:style-name="P1"><text:span text:style-name="Source_20_Text">## 1. Docelowa struktura README</text:span></text:p>
      <text:p text:style-name="P1"/>
      <text:p text:style-name="P1"><text:span text:style-name="Source_20_Text">**Sekcje w docelowej kolejności:**</text:span></text:p>
      <text:p text:style-name="P1"/>
      <text:p text:style-name="P1"><text:span text:style-name="Source_20_Text">1. Tytuł + krótki opis (hero)</text:span></text:p>
      <text:p text:style-name="P1"><text:span text:style-name="Source_20_Text">2. 3x First (Privacy / Local / Open-Source)</text:span></text:p>
      <text:p text:style-name="P1"><text:span text:style-name="Source_20_Text">3. Co to jest RAE i do czego służy</text:span></text:p>
      <text:p text:style-name="P1"><text:span text:style-name="Source_20_Text">4. Jaki problem rozwiązuje RAE</text:span></text:p>
      <text:p text:style-name="P1"><text:span text:style-name="Source_20_Text">5. Czym różni się od typowego RAG / vector DB</text:span></text:p>
      <text:p text:style-name="P1"><text:span text:style-name="Source_20_Text">6. Czym różni się od typowych systemów pamięci dla agentów („światowi liderzy”)</text:span></text:p>
      <text:p text:style-name="P1"><text:span text:style-name="Source_20_Text">7. Vendor-agnostic / architektura agnostyczna</text:span></text:p>
      <text:p text:style-name="P1"><text:span text:style-name="Source_20_Text">8. Wybierz swoją ścieżkę (linki dla różnych typów odbiorców)</text:span></text:p>
      <text:p text:style-name="P1"><text:span text:style-name="Source_20_Text">9. Quick Start (skrót)</text:span></text:p>
      <text:p text:style-name="P1"><text:span text:style-name="Source_20_Text">10. Status / dojrzałość projektu („Reality check” w wersji short)</text:span></text:p>
      <text:p text:style-name="P1"><text:span text:style-name="Source_20_Text">11. Open Source, współpraca i potencjalna komercjalizacja</text:span></text:p>
      <text:p text:style-name="P1"><text:span text:style-name="Source_20_Text">12. (Opcjonalnie) „Kiedy RAE **nie** jest dla Ciebie” – 1 mały akapit</text:span></text:p>
      <text:p text:style-name="P1"/>
      <text:p text:style-name="P1"/>
      <text:p text:style-name="P1"><text:span text:style-name="Source_20_Text">---</text:span></text:p>
      <text:p text:style-name="P1"/>
      <text:p text:style-name="P1"><text:span text:style-name="Source_20_Text">## 2. Sekcje – szczegółowe wytyczne + propozycje treści</text:span></text:p>
      <text:p text:style-name="P1"/>
      <text:p text:style-name="P1"><text:span text:style-name="Source_20_Text">### 2.1. Tytuł + krótki opis (hero)</text:span></text:p>
      <text:p text:style-name="P1"/>
      <text:p text:style-name="P1"><text:span text:style-name="Source_20_Text">**Cel:** Na jednym ekranie widać:</text:span></text:p>
      <text:p text:style-name="P1"><text:span text:style-name="Source_20_Text">- nazwę,</text:span></text:p>
      <text:p text:style-name="P1"><text:span text:style-name="Source_20_Text">- wymowę („Rej”),</text:span></text:p>
      <text:p text:style-name="P1"><text:span text:style-name="Source_20_Text">- czym to jest w jednym zdaniu,</text:span></text:p>
      <text:p text:style-name="P1"><text:span text:style-name="Source_20_Text">- 1–2 zdania rozwinięcia.</text:span></text:p>
      <text:p text:style-name="P1"/>
      <text:p text:style-name="P1"><text:span text:style-name="Source_20_Text">**Wytyczne:**</text:span></text:p>
      <text:p text:style-name="P1"/>
      <text:p text:style-name="P1"><text:span text:style-name="Source_20_Text">- Użyj nazwy rozszerzonej + skrótu:</text:span></text:p>
      <text:p text:style-name="P1"><text:span text:style-name="Source_20_Text"><text:s text:c="2"/>- `RAE – Reflective Agentic-memory Engine`</text:span></text:p>
      <text:p text:style-name="P1"><text:span text:style-name="Source_20_Text">- Dodaj informację o wymowie:</text:span></text:p>
      <text:p text:style-name="P1"><text:span text:style-name="Source_20_Text"><text:s text:c="2"/>- `*(czyt. „Rej”)*` – jednorazowo na górze.</text:span></text:p>
      <text:p text:style-name="P1"><text:span text:style-name="Source_20_Text">- 1–2 zdania, które zawierają:</text:span></text:p>
      <text:p text:style-name="P1"><text:span text:style-name="Source_20_Text"><text:s text:c="2"/>- „4-layer memory &amp; decision engine for AI agents”</text:span></text:p>
      <text:p text:style-name="P1"><text:span text:style-name="Source_20_Text"><text:s text:c="2"/>- info o warstwie math nad RAG</text:span></text:p>
      <text:p text:style-name="P1"><text:span text:style-name="Source_20_Text"><text:s text:c="2"/>- że działa lokalnie i w środowiskach produkcyjnych/badawczych.</text:span></text:p>
      <text:p text:style-name="P1"/>
      <text:p text:style-name="P1"><text:span text:style-name="Source_20_Text">**Propozycja szkicu tekstu (do dopracowania przez AI):**</text:span></text:p>
      <text:p text:style-name="P1"/>
      <text:p text:style-name="P1"><text:span text:style-name="Source_20_Text">&gt; # RAE – Reflective Agentic-memory Engine <text:s/></text:span></text:p>
      <text:p text:style-name="P1"><text:soft-page-break/><text:span text:style-name="Source_20_Text">&gt; *(czyt. „Rej”)* – 4-warstwowy silnik pamięci i decyzji dla agentów AI.</text:span></text:p>
      <text:p text:style-name="P1"><text:span text:style-name="Source_20_Text">&gt;</text:span></text:p>
      <text:p text:style-name="P1"><text:span text:style-name="Source_20_Text">&gt; RAE daje agentom trwałą, strukturalną pamięć oraz matematyczną warstwę nad klasycznym RAG. <text:s/></text:span></text:p>
      <text:p text:style-name="P1"><text:span text:style-name="Source_20_Text">&gt; Zaprojektowany do pracy lokalnej (on-premise, air-gapped) oraz w środowiskach przemysłowych i badawczych.</text:span></text:p>
      <text:p text:style-name="P1"/>
      <text:p text:style-name="P1"/>
      <text:p text:style-name="P1"><text:span text:style-name="Source_20_Text">---</text:span></text:p>
      <text:p text:style-name="P1"/>
      <text:p text:style-name="P1"><text:span text:style-name="Source_20_Text">### 2.2. 3x First (Privacy / Local / Open-Source)</text:span></text:p>
      <text:p text:style-name="P1"/>
      <text:p text:style-name="P1"><text:span text:style-name="Source_20_Text">**Cel:** Wyraźnie pokazać fundament filozofii RAE.</text:span></text:p>
      <text:p text:style-name="P1"/>
      <text:p text:style-name="P1"><text:span text:style-name="Source_20_Text">**Wytyczne:**</text:span></text:p>
      <text:p text:style-name="P1"/>
      <text:p text:style-name="P1"><text:span text:style-name="Source_20_Text">- Krótka sekcja `### 3x First`</text:span></text:p>
      <text:p text:style-name="P1"><text:span text:style-name="Source_20_Text">- 3 bullet’y, każdy z 1–2 zdaniami.</text:span></text:p>
      <text:p text:style-name="P1"><text:span text:style-name="Source_20_Text">- Bez skrótu typu PLO – używać nazwy „3x First”.</text:span></text:p>
      <text:p text:style-name="P1"/>
      <text:p text:style-name="P1"><text:span text:style-name="Source_20_Text">**Propozycja szkicu:**</text:span></text:p>
      <text:p text:style-name="P1"/>
      <text:p text:style-name="P1"><text:span text:style-name="Source_20_Text">```md</text:span></text:p>
      <text:p text:style-name="P1"><text:span text:style-name="Source_20_Text">### 3x First</text:span></text:p>
      <text:p text:style-name="P1"/>
      <text:p text:style-name="P1"><text:span text:style-name="Source_20_Text">- 🔐 **Privacy-first** – dane pozostają pod kontrolą właściciela systemu. RAE można uruchomić bez wysyłania wrażliwych informacji do zewnętrznych dostawców.</text:span></text:p>
      <text:p text:style-name="P1"><text:span text:style-name="Source_20_Text">- 🏠 **Local-first** – pełne wsparcie dla uruchomienia on-premise, w sieciach odizolowanych, na własnych klastrach. Chmura jest opcją, a nie wymaganiem.</text:span></text:p>
      <text:p text:style-name="P2"><text:span text:style-name="Source_20_Text">- 👐 **Open-Source-first** – core RAE jest i pozostanie dostępny na licencji Apache-2.0 jako otwarty standard pamięci dla agentów.</text:span></text:p>
      <text:p text:style-name="Horizontal_20_Line"/>
      <text:h text:style-name="Heading_20_3" text:outline-level="3">2.3. Co to jest RAE i do czego służy</text:h>
      <text:p text:style-name="Text_20_body"><text:span text:style-name="Strong_20_Emphasis">Cel:</text:span> W 2–3 zdaniach + kilka bulletów wyjaśnić istotę.</text:p>
      <text:p text:style-name="Text_20_body"><text:span text:style-name="Strong_20_Emphasis">Wytyczne:</text:span></text:p>
      <text:list xml:id="list2325604482" text:style-name="L22">
        <text:list-item>
          <text:p text:style-name="P31">Krótki opis:</text:p>
          <text:list>
            <text:list-item>
              <text:p text:style-name="P31">RAE jako „silnik pamięci i decyzji dla agentów AI”.</text:p>
            </text:list-item>
            <text:list-item>
              <text:p text:style-name="P31">4 warstwy pamięci (bez wchodzenia głęboko w definicje).</text:p>
            </text:list-item>
            <text:list-item>
              <text:p text:style-name="P31">3 poziomy matematyki jako „mózg” nad pamięcią.</text:p>
            </text:list-item>
          </text:list>
        </text:list-item>
        <text:list-item>
          <text:p text:style-name="P31">3–5 bulletów pokazujących możliwości.</text:p>
        </text:list-item>
      </text:list>
      <text:p text:style-name="Text_20_body"><text:span text:style-name="Strong_20_Emphasis">Propozycja szkicu:</text:span></text:p>
      <text:p text:style-name="P1"><text:span text:style-name="Source_20_Text">## Co to jest RAE?</text:span></text:p>
      <text:p text:style-name="P1"/>
      <text:p text:style-name="P1"><text:span text:style-name="Source_20_Text">RAE („Rej”) to silnik pamięci i decyzji dla agentów AI. <text:s/></text:span></text:p>
      <text:p text:style-name="P1"><text:span text:style-name="Source_20_Text">Łączy 4-warstwową architekturę pamięci z 3-poziomową warstwą matematyczną, która steruje tym, jak wiedza jest zapisywana, wyszukiwana i wykorzystywana.</text:span></text:p>
      <text:p text:style-name="P1"/>
      <text:p text:style-name="P1"><text:span text:style-name="Source_20_Text">Najważniejsze cechy:</text:span></text:p>
      <text:p text:style-name="P1"><text:span text:style-name="Source_20_Text">- 🧠 **4-Layer Memory System** – rozdzielenie pamięci epizodycznej, roboczej, semantycznej i refleksyjnej.</text:span></text:p>
      <text:p text:style-name="P1"><text:span text:style-name="Source_20_Text">- 🔢 **3-Tier Math Layer** – formalny model podejmowania decyzji (struktura, dynamika, polityka).</text:span></text:p>
      <text:p text:style-name="P1"><text:soft-page-break/><text:span text:style-name="Source_20_Text">- 🔍 **Hybrid Search** – połączenie wyszukiwania wektorowego, grafowego i klasycznego (sparse/FTS).</text:span></text:p>
      <text:p text:style-name="P1"><text:span text:style-name="Source_20_Text">- 🧩 **LLM-agnostic** – działa z wieloma modelami (w tym lokalnymi), nie jest przyspawany do jednego dostawcy.</text:span></text:p>
      <text:p text:style-name="P2"><text:span text:style-name="Source_20_Text">- 📊 **Telemetry &amp; Benchmarking** – wbudowane metryki do badania jakości pamięci i decyzji.</text:span></text:p>
      <text:p text:style-name="Horizontal_20_Line"/>
      <text:h text:style-name="Heading_20_3" text:outline-level="3">2.4. Jaki problem rozwiązuje RAE</text:h>
      <text:p text:style-name="Text_20_body"><text:span text:style-name="Strong_20_Emphasis">Cel:</text:span> Jasno pokazać „bóle”, które RAE adresuje.</text:p>
      <text:p text:style-name="Text_20_body"><text:span text:style-name="Strong_20_Emphasis">Wytyczne:</text:span></text:p>
      <text:list xml:id="list652834894" text:style-name="L23">
        <text:list-item>
          <text:p text:style-name="P32">3–4 linijki opisu problemu.</text:p>
        </text:list-item>
        <text:list-item>
          <text:p text:style-name="P32">3–4 bullet’y, co RAE robi inaczej.</text:p>
        </text:list-item>
      </text:list>
      <text:p text:style-name="Text_20_body"><text:span text:style-name="Strong_20_Emphasis">Propozycja szkicu:</text:span></text:p>
      <text:p text:style-name="P1"><text:span text:style-name="Source_20_Text">## Jaki problem rozwiązuje RAE?</text:span></text:p>
      <text:p text:style-name="P1"/>
      <text:p text:style-name="P1"><text:span text:style-name="Source_20_Text">Większość agentów AI działa w trybie „tu i teraz”: dostają długi kontekst, wykonują zadanie i zapominają. <text:s/></text:span></text:p>
      <text:p text:style-name="P1"><text:span text:style-name="Source_20_Text">Przechowywanie historii w prostych bazach wektorowych szybko prowadzi do chaosu, wysokich kosztów i braku powtarzalności decyzji.</text:span></text:p>
      <text:p text:style-name="P1"/>
      <text:p text:style-name="P1"><text:span text:style-name="Source_20_Text">RAE rozwiązuje ten problem przez:</text:span></text:p>
      <text:p text:style-name="P1"><text:span text:style-name="Source_20_Text">- zamianę jednorazowych czatów w **ciągłą, strukturalną historię z warstwą refleksji**,</text:span></text:p>
      <text:p text:style-name="P1"><text:span text:style-name="Source_20_Text">- **inteligentny dobór kontekstu** – tylko to, co naprawdę potrzebne, trafia do LLM,</text:span></text:p>
      <text:p text:style-name="P1"><text:span text:style-name="Source_20_Text">- pełny **ślad decyzyjny** (telemetria, provenance, audyt),</text:span></text:p>
      <text:p text:style-name="P2"><text:span text:style-name="Source_20_Text">- możliwość **systematycznych badań nad pamięcią agentów** – z użyciem wbudowanych benchmarków i metryk.</text:span></text:p>
      <text:p text:style-name="Horizontal_20_Line"/>
      <text:h text:style-name="Heading_20_3" text:outline-level="3">2.5. Czym różni się od typowego RAG / vector DB</text:h>
      <text:p text:style-name="Text_20_body"><text:span text:style-name="Strong_20_Emphasis">Cel:</text:span> Krótka, czytelna tabelka, max 5 wierszy.</text:p>
      <text:p text:style-name="Text_20_body"><text:span text:style-name="Strong_20_Emphasis">Propozycja szkicu:</text:span></text:p>
      <text:p text:style-name="P1"><text:span text:style-name="Source_20_Text">## Czym RAE różni się od typowego RAG / vector DB?</text:span></text:p>
      <text:p text:style-name="P1"/>
      <text:p text:style-name="P1"><text:span text:style-name="Source_20_Text">| <text:s text:c="17"/>| Typowy RAG / vector DB <text:s text:c="12"/>| RAE („Rej”) <text:s text:c="33"/>|</text:span></text:p>
      <text:p text:style-name="P1"><text:span text:style-name="Source_20_Text">|------------------|------------------------------------|----------------------------------------------|</text:span></text:p>
      <text:p text:style-name="P1"><text:span text:style-name="Source_20_Text">| Model pamięci <text:s text:c="3"/>| Płaska kolekcja embeddingów <text:s text:c="7"/>| 4-warstwowa architektura kognitywna <text:s text:c="9"/>|</text:span></text:p>
      <text:p text:style-name="P1"><text:span text:style-name="Source_20_Text">| Wyszukiwanie <text:s text:c="4"/>| Głównie wektorowe <text:s text:c="17"/>| Hybrid: wektor + graf + sparse + FTS <text:s text:c="8"/>|</text:span></text:p>
      <text:p text:style-name="P1"><text:span text:style-name="Source_20_Text">| Aktualizacja <text:s text:c="4"/>| Prosty upsert / delete <text:s text:c="12"/>| Refleksja, aktualizacja grafu, detekcja driftu |</text:span></text:p>
      <text:p text:style-name="P1"><text:span text:style-name="Source_20_Text">| Decyzje <text:s text:c="9"/>| Heurystyki i ręczne progi <text:s text:c="9"/>| Formalny model decyzji (warstwa math) <text:s text:c="7"/>|</text:span></text:p>
      <text:p text:style-name="P2"><text:span text:style-name="Source_20_Text">| Koszty i budżet <text:s/>| Pilnowane ręcznie <text:s text:c="17"/>| Wbudowany budżet tokenów + cache + telemetria|</text:span></text:p>
      <text:p text:style-name="Horizontal_20_Line"><text:soft-page-break/></text:p>
      <text:h text:style-name="Heading_20_3" text:outline-level="3">2.6. Czym różni się od typowych systemów pamięci dla agentów („światowi liderzy”)</text:h>
      <text:p text:style-name="Text_20_body"><text:span text:style-name="Strong_20_Emphasis">Cel:</text:span> Bez marketingu „jesteśmy najlepsi”; uczciwe pokazanie, co jest inne/unikatowe.</text:p>
      <text:p text:style-name="Text_20_body"><text:span text:style-name="Strong_20_Emphasis">Wytyczne:</text:span></text:p>
      <text:list xml:id="list3147446997" text:style-name="L24">
        <text:list-item>
          <text:p text:style-name="P33">Nie wymieniać konkurentów z nazw, raczej mówić o „typowych rozwiązaniach”.</text:p>
        </text:list-item>
        <text:list-item>
          <text:p text:style-name="P33">Wskazać 3–4 unikalne aspekty:</text:p>
          <text:list>
            <text:list-item>
              <text:p text:style-name="P33">architektura kognitywna (4 warstwy),</text:p>
            </text:list-item>
            <text:list-item>
              <text:p text:style-name="P33">3-warstwowa matematyka,</text:p>
            </text:list-item>
            <text:list-item>
              <text:p text:style-name="P33">local-first + compliance,</text:p>
            </text:list-item>
            <text:list-item>
              <text:p text:style-name="P33">głęboka telemetria nad pamięcią i decyzjami.</text:p>
            </text:list-item>
          </text:list>
        </text:list-item>
      </text:list>
      <text:p text:style-name="Text_20_body"><text:span text:style-name="Strong_20_Emphasis">Propozycja szkicu:</text:span></text:p>
      <text:p text:style-name="P1"><text:span text:style-name="Source_20_Text">## Jak RAE wypada na tle typowych systemów pamięci dla agentów?</text:span></text:p>
      <text:p text:style-name="P1"/>
      <text:p text:style-name="P1"><text:span text:style-name="Source_20_Text">Wiele rozwiązań pamięci dla agentów to połączenie API + bazy wektorowej + kilku heurystyk. <text:s/></text:span></text:p>
      <text:p text:style-name="P1"><text:span text:style-name="Source_20_Text">RAE idzie krok dalej:</text:span></text:p>
      <text:p text:style-name="P1"/>
      <text:p text:style-name="P1"><text:span text:style-name="Source_20_Text">- **Architektura kognitywna, nie tylko storage** – 4 wyraźnie zdefiniowane warstwy pamięci + refleksja jako osobny poziom.</text:span></text:p>
      <text:p text:style-name="P1"><text:span text:style-name="Source_20_Text">- **3-warstwowa matematyka nad pamięcią** – formalne modele, które można badać, benchmarkować i rozwijać jak system naukowy.</text:span></text:p>
      <text:p text:style-name="P1"><text:span text:style-name="Source_20_Text">- **Local-first i compliance-by-design** – od początku projektowany pod środowiska on-premise, przemysłowe, administrację i healthcare.</text:span></text:p>
      <text:p text:style-name="P1"><text:span text:style-name="Source_20_Text">- **Głęboka telemetria** – decyzje i działanie pamięci są mierzone, a nie „domyślane z logów”.</text:span></text:p>
      <text:p text:style-name="P1"/>
      <text:p text:style-name="P1"><text:span text:style-name="Source_20_Text">RAE nie jest jeszcze korporacyjnym produktem z setkami wdrożeń, <text:s/></text:span></text:p>
      <text:p text:style-name="P2"><text:span text:style-name="Source_20_Text">ale jest projektowany jako silnik badawczo-produkcyjny, który ma ten poziom osiągnąć.</text:span></text:p>
      <text:p text:style-name="Horizontal_20_Line"/>
      <text:h text:style-name="Heading_20_3" text:outline-level="3">2.7. Vendor-agnostic / architektura agnostyczna</text:h>
      <text:p text:style-name="Text_20_body"><text:span text:style-name="Strong_20_Emphasis">Cel:</text:span> Jasno powiedzieć, że RAE nie jest przyspawane do jednego LLM, jednej bazy, jednego frameworka.</text:p>
      <text:p text:style-name="Text_20_body"><text:span text:style-name="Strong_20_Emphasis">Propozycja szkicu:</text:span></text:p>
      <text:p text:style-name="P1"><text:span text:style-name="Source_20_Text">## Architektura agnostyczna</text:span></text:p>
      <text:p text:style-name="P1"/>
      <text:p text:style-name="P1"><text:span text:style-name="Source_20_Text">RAE jest projektowany jako warstwa pośrednia między agentami a infrastrukturą:</text:span></text:p>
      <text:p text:style-name="P1"/>
      <text:p text:style-name="P1"><text:span text:style-name="Source_20_Text">- **LLM-agnostic** – może korzystać z wielu modeli (w tym lokalnych), przez brokera LLM.</text:span></text:p>
      <text:p text:style-name="P1"><text:span text:style-name="Source_20_Text">- **Storage-agnostic** – core nie zakłada jednego silnika bazy; można korzystać z różnych backendów (SQL, wektorowych, grafowych).</text:span></text:p>
      <text:p text:style-name="P1"><text:span text:style-name="Source_20_Text">- **Agent-agnostic** – RAE może obsługiwać różne frameworki agentowe i narzędzia (np. przez MCP lub dedykowane adaptery).</text:span></text:p>
      <text:p text:style-name="P1"/>
      <text:p text:style-name="P2"><text:soft-page-break/><text:span text:style-name="Source_20_Text">Dzięki temu RAE można wpiąć w istniejące środowiska, zamiast budować wszystko od zera.</text:span></text:p>
      <text:p text:style-name="Horizontal_20_Line"/>
      <text:h text:style-name="Heading_20_3" text:outline-level="3">2.8. „Wybierz swoją ścieżkę” – linki dla różnych typów odbiorców</text:h>
      <text:p text:style-name="Text_20_body"><text:span text:style-name="Strong_20_Emphasis">Cel:</text:span> Czytelne menu dla różnych profili użytkowników.</text:p>
      <text:p text:style-name="Text_20_body"><text:span text:style-name="Strong_20_Emphasis">Wytyczne:</text:span></text:p>
      <text:list xml:id="list78998914" text:style-name="L25">
        <text:list-item>
          <text:p text:style-name="P34">Jedna sekcja z listą 6–7 pozycji.</text:p>
        </text:list-item>
        <text:list-item>
          <text:p text:style-name="P34">Każda pozycja linkuje do osobnego pliku w <text:span text:style-name="Source_20_Text">docs/paths/</text:span>.</text:p>
        </text:list-item>
        <text:list-item>
          <text:p text:style-name="P34">Te pliki będą osobnym zadaniem (do stworzenia), README ma tylko linki.</text:p>
        </text:list-item>
      </text:list>
      <text:p text:style-name="Text_20_body"><text:span text:style-name="Strong_20_Emphasis">Propozycja szkicu:</text:span></text:p>
      <text:p text:style-name="P1"><text:span text:style-name="Source_20_Text">## Wybierz swoją ścieżkę</text:span></text:p>
      <text:p text:style-name="P1"/>
      <text:p text:style-name="P1"><text:span text:style-name="Source_20_Text">- 👨‍💻 **Jesteś developerem?** – zobacz [Szybki start i integrację API](docs/paths/developer.md)</text:span></text:p>
      <text:p text:style-name="P1"><text:span text:style-name="Source_20_Text">- 💻 **Budujesz agentów / narzędzia?** – zobacz [RAE jako silnik pamięci dla agentów](docs/paths/programmer.md)</text:span></text:p>
      <text:p text:style-name="P1"><text:span text:style-name="Source_20_Text">- 🧪 **Jesteś naukowcem / badaczem?** – zobacz [Warstwę math, benchmarki i telemetrię](docs/paths/scientist.md)</text:span></text:p>
      <text:p text:style-name="P1"><text:span text:style-name="Source_20_Text">- 🏭 **Reprezentujesz przemysł / produkcję?** – zobacz [Zastosowania przemysłowe i ROI](docs/paths/industry.md)</text:span></text:p>
      <text:p text:style-name="P1"><text:span text:style-name="Source_20_Text">- 🏥 **Pracujesz w healthcare?** – zobacz [Bezpieczeństwo danych i wdrożenia on-premise](docs/paths/healthcare.md)</text:span></text:p>
      <text:p text:style-name="P1"><text:span text:style-name="Source_20_Text">- 🏛 **Jesteś z administracji publicznej?** – zobacz [Transparentność, audyt i polityki](docs/paths/public-sector.md)</text:span></text:p>
      <text:p text:style-name="P2"><text:span text:style-name="Source_20_Text">- 🤝 **Jesteś filantropem lub VC?** – zobacz [Partnerstwa badawcze i pilotaże](docs/paths/partners.md)</text:span></text:p>
      <text:p text:style-name="Horizontal_20_Line"/>
      <text:h text:style-name="Heading_20_3" text:outline-level="3">2.9. Quick Start (skrót)</text:h>
      <text:p text:style-name="Text_20_body"><text:span text:style-name="Strong_20_Emphasis">Cel:</text:span> Dać komuś technicznemu 30 sekundowy „entry point”.</text:p>
      <text:p text:style-name="Text_20_body"><text:span text:style-name="Strong_20_Emphasis">Wytyczne:</text:span></text:p>
      <text:list xml:id="list3677311851" text:style-name="L26">
        <text:list-item>
          <text:p text:style-name="P35">2–3 warianty: np. Docker / local dev.</text:p>
        </text:list-item>
        <text:list-item>
          <text:p text:style-name="P35">Po 2–3 kroki, reszta w dokumentacji.</text:p>
        </text:list-item>
      </text:list>
      <text:p text:style-name="Text_20_body"><text:span text:style-name="Strong_20_Emphasis">Propozycja szkicu (do dopasowania do obecnego setupu):</text:span></text:p>
      <text:p text:style-name="P1"><text:span text:style-name="Source_20_Text">## Quick Start (skrót)</text:span></text:p>
      <text:p text:style-name="P1"/>
      <text:p text:style-name="P1"><text:span text:style-name="Source_20_Text">Najprostsza droga, żeby uruchomić RAE lokalnie:</text:span></text:p>
      <text:p text:style-name="P1"/>
      <text:p text:style-name="P1"><text:span text:style-name="Source_20_Text">```bash</text:span></text:p>
      <text:p text:style-name="P1"><text:span text:style-name="Source_20_Text">git clone https://github.com/dreamsoft-pro/RAE-agentic-memory.git</text:span></text:p>
      <text:p text:style-name="P1"><text:span text:style-name="Source_20_Text">cd RAE-agentic-memory</text:span></text:p>
      <text:p text:style-name="P2"><text:span text:style-name="Source_20_Text">docker compose up -d</text:span></text:p>
      <text:p text:style-name="Text_20_body">Szczegółowe scenariusze (dev, produkcja, lokalny broker LLM) znajdziesz w docs/GETTING_STARTED.md.</text:p>
      <text:p text:style-name="P1"><text:soft-page-break/></text:p>
      <text:p text:style-name="P1"><text:span text:style-name="Source_20_Text">*(Uwaga dla asystenta: dopasuj komendy do aktualnego sposobu uruchamiania w repo.)*</text:span></text:p>
      <text:p text:style-name="P1"/>
      <text:p text:style-name="P1"/>
      <text:p text:style-name="P1"><text:span text:style-name="Source_20_Text">---</text:span></text:p>
      <text:p text:style-name="P1"/>
      <text:p text:style-name="P1"><text:span text:style-name="Source_20_Text">### 2.10. Status / dojrzałość projektu (krótki Reality check)</text:span></text:p>
      <text:p text:style-name="P1"/>
      <text:p text:style-name="P1"><text:span text:style-name="Source_20_Text">**Cel:** Zostawić uczciwy obraz, ale krótko.</text:span></text:p>
      <text:p text:style-name="P1"/>
      <text:p text:style-name="P1"><text:span text:style-name="Source_20_Text">**Propozycja szkicu:**</text:span></text:p>
      <text:p text:style-name="P1"/>
      <text:p text:style-name="P1"><text:span text:style-name="Source_20_Text">```md</text:span></text:p>
      <text:p text:style-name="P1"><text:span text:style-name="Source_20_Text">## Status i dojrzałość projektu</text:span></text:p>
      <text:p text:style-name="P1"/>
      <text:p text:style-name="P1"><text:span text:style-name="Source_20_Text">- ✅ Stabilne: core pamięci (4 warstwy), warstwa math, podstawowy broker LLM, główne testy.</text:span></text:p>
      <text:p text:style-name="P1"><text:span text:style-name="Source_20_Text">- ✅ Dostępne: telemetria, podstawowe benchmarki pamięci, dockerowe środowisko uruchomieniowe.</text:span></text:p>
      <text:p text:style-name="P1"><text:span text:style-name="Source_20_Text">- 🔄 W toku: dalsze zwiększanie pokrycia testami, rozbudowa dokumentacji deploymentów, nowe adaptery backendów.</text:span></text:p>
      <text:p text:style-name="P1"/>
      <text:p text:style-name="P1"><text:span text:style-name="Source_20_Text">Szczegóły znajdziesz w:</text:span></text:p>
      <text:p text:style-name="P1"><text:span text:style-name="Source_20_Text">- [STATUS.md](STATUS.md)</text:span></text:p>
      <text:p text:style-name="P1"><text:span text:style-name="Source_20_Text">- [RAE-TESTING-ZERO-WARNINGS](link jeśli istnieje)</text:span></text:p>
      <text:p text:style-name="P2"><text:span text:style-name="Source_20_Text">- dokumentach dotyczących CI, bezpieczeństwa i benchmarków.</text:span></text:p>
      <text:p text:style-name="Horizontal_20_Line"/>
      <text:h text:style-name="Heading_20_3" text:outline-level="3">2.11. Open Source, współpraca i potencjalna komercjalizacja</text:h>
      <text:p text:style-name="Text_20_body"><text:span text:style-name="Strong_20_Emphasis">Cel:</text:span> Jasna deklaracja OSS + spokojna, uczciwa wzmianka o komercji.</text:p>
      <text:p text:style-name="Text_20_body"><text:span text:style-name="Strong_20_Emphasis">Wytyczne:</text:span></text:p>
      <text:list xml:id="list1125914194" text:style-name="L27">
        <text:list-item>
          <text:p text:style-name="P36">Podkreślić Apache-2.0.</text:p>
        </text:list-item>
        <text:list-item>
          <text:p text:style-name="P36">Wyraźnie powiedzieć, że core pozostaje open-source.</text:p>
        </text:list-item>
        <text:list-item>
          <text:p text:style-name="P36">Dodać, że wokół mogą powstawać komercyjne usługi i rozszerzenia.</text:p>
        </text:list-item>
      </text:list>
      <text:p text:style-name="Text_20_body"><text:span text:style-name="Strong_20_Emphasis">Propozycja szkicu:</text:span></text:p>
      <text:p text:style-name="P1"><text:span text:style-name="Source_20_Text">## Open Source i współpraca</text:span></text:p>
      <text:p text:style-name="P1"/>
      <text:p text:style-name="P1"><text:span text:style-name="Source_20_Text">RAE rozwijamy jako projekt **w pełni open-source (Apache-2.0)**. <text:s/></text:span></text:p>
      <text:p text:style-name="P1"><text:span text:style-name="Source_20_Text">Kod, architektura i dokumentacja są publiczne – celem jest stworzenie otwartego standardu pamięci dla agentów AI.</text:span></text:p>
      <text:p text:style-name="P1"/>
      <text:p text:style-name="P1"><text:span text:style-name="Source_20_Text">Firmy, instytucje i osoby prywatne mogą wykorzystywać RAE komercyjnie zgodnie z licencją Apache-2.0 – <text:s/></text:span></text:p>
      <text:p text:style-name="P1"><text:span text:style-name="Source_20_Text">niezależnie od tego, czy współpracują bezpośrednio z autorami projektu, czy nie.</text:span></text:p>
      <text:p text:style-name="P1"/>
      <text:p text:style-name="P1"><text:span text:style-name="Source_20_Text">Wokół otwartego core mogą powstawać **komercyjne usługi i rozszerzenia** (wdrożenia, wsparcie, integracje, narzędzia dodatkowe). <text:s/></text:span></text:p>
      <text:p text:style-name="P1"><text:span text:style-name="Source_20_Text">Sam silnik pamięci RAE-core pozostanie jednak projektem open-source, dostępnym dla wszystkich na tych samych zasadach.</text:span></text:p>
      <text:p text:style-name="P1"/>
      <text:p text:style-name="P1"><text:span text:style-name="Source_20_Text">Chcesz współtworzyć RAE?</text:span></text:p>
      <text:p text:style-name="P1"><text:span text:style-name="Source_20_Text">- Zobacz [CONTRIBUTING.md](CONTRIBUTING.md)</text:span></text:p>
      <text:p text:style-name="P1"><text:span text:style-name="Source_20_Text">- Zgłaszaj pomysły i uwagi w GitHub Issues</text:span></text:p>
      <text:p text:style-name="P2"><text:span text:style-name="Source_20_Text">- Zaproponuj pilotaż, badanie lub integrację w swojej organizacji</text:span></text:p>
      <text:p text:style-name="Horizontal_20_Line"><text:soft-page-break/></text:p>
      <text:h text:style-name="Heading_20_3" text:outline-level="3">2.12. (Opcjonalnie) „Kiedy RAE nie jest dla Ciebie”</text:h>
      <text:p text:style-name="Text_20_body"><text:span text:style-name="Strong_20_Emphasis">Cel:</text:span> Delikatnie ustawić oczekiwania.</text:p>
      <text:p text:style-name="Text_20_body"><text:span text:style-name="Strong_20_Emphasis">Propozycja szkicu:</text:span></text:p>
      <text:p text:style-name="P1"><text:span text:style-name="Source_20_Text">## Kiedy RAE może nie być dla Ciebie</text:span></text:p>
      <text:p text:style-name="P1"/>
      <text:p text:style-name="P1"><text:span text:style-name="Source_20_Text">RAE nie jest „gotowym chatbotem w 10 minut”. <text:s/></text:span></text:p>
      <text:p text:style-name="P1"><text:span text:style-name="Source_20_Text">Jeśli szukasz prostego rozwiązania typu FAQ-as-a-service, istnieją prostsze narzędzia.</text:span></text:p>
      <text:p text:style-name="P1"/>
      <text:p text:style-name="P1"><text:span text:style-name="Source_20_Text">RAE jest silnikiem pamięci i decyzji dla systemów, które chcesz **projektować, kontrolować i rozwijać** – <text:s/></text:span></text:p>
      <text:p text:style-name="P2"><text:span text:style-name="Source_20_Text">szczególnie tam, gdzie ważne są: prywatność, powtarzalność, audytowalność i możliwość badań.</text:span></text:p>
      <text:p text:style-name="Horizontal_20_Line"/>
      <text:h text:style-name="Heading_20_2" text:outline-level="2">3. Styl i język</text:h>
      <text:list xml:id="list3402625456" text:style-name="L28">
        <text:list-item>
          <text:p text:style-name="P37">Język: <text:span text:style-name="Strong_20_Emphasis">prosty, konkretny, techniczno-biznesowy</text:span>, bez marketingowego przesadnego hype’u.</text:p>
        </text:list-item>
        <text:list-item>
          <text:p text:style-name="P37">Ton: uczciwy; podkreśla mocne strony, ale nie udaje, że projekt jest „produktem numer 1 na świecie”.</text:p>
        </text:list-item>
        <text:list-item>
          <text:p text:style-name="P37">Struktura: krótkie sekcje, bullet’y, tabelki – wszystko ma być „skanowalne”.</text:p>
        </text:list-item>
      </text:list>
      <text:p text:style-name="Horizontal_20_Line"/>
      <text:h text:style-name="Heading_20_2" text:outline-level="2">4. Zadanie dla asystenta AI</text:h>
      <text:list xml:id="list3582324472" text:style-name="L29">
        <text:list-item>
          <text:p text:style-name="P38">Na podstawie tego planu:</text:p>
          <text:list>
            <text:list-item>
              <text:p text:style-name="P38"><text:span text:style-name="Strong_20_Emphasis">przepisz główne README</text:span> projektu RAE-agentic-memory,</text:p>
            </text:list-item>
            <text:list-item>
              <text:p text:style-name="P38">zachowaj tylko te fragmenty starego README, które pasują do nowej struktury i stylu.</text:p>
            </text:list-item>
          </text:list>
        </text:list-item>
        <text:list-item>
          <text:p text:style-name="P38">Użyj zaproponowanych szkiców tekstu jako bazy, ale:</text:p>
          <text:list>
            <text:list-item>
              <text:p text:style-name="P38">dopasuj szczegóły techniczne do aktualnego stanu repo (komendy, pliki, linki),</text:p>
            </text:list-item>
            <text:list-item>
              <text:p text:style-name="P38">popraw sformułowania, żeby całość była spójna i naturalna.</text:p>
            </text:list-item>
          </text:list>
        </text:list-item>
        <text:list-item>
          <text:p text:style-name="P38">Zadbaj, aby:</text:p>
          <text:list>
            <text:list-item>
              <text:p text:style-name="P38">wszystkie linki (<text:span text:style-name="Source_20_Text">docs/paths/...</text:span>) były spójne z rzeczywistą strukturą repo lub jasno oznaczone jako TODO,</text:p>
            </text:list-item>
            <text:list-item>
              <text:p text:style-name="P38">README pozostało zwięzłe – <text:span text:style-name="Strong_20_Emphasis">lepiej krócej + odnośniki do docs, niż wszystko na jednej stronie</text:span>.</text:p>
            </text:list-item>
          </text:list>
        </text:list-item>
      </text:list>
      <text:p text:style-name="P1"/>
      <text:p text:style-name="P1"><text:span text:style-name="Source_20_Text">---</text:span></text:p>
      <text:p text:style-name="P1"/>
      <text:p text:style-name="P1"><text:soft-page-break/><text:span text:style-name="Source_20_Text">Jak to ogarniesz Claude’em / innymi agentami, możemy w kolejnym kroku dopracować treści w tych `docs/paths/*.md` dla poszczególnych „ścieżek” (dev, naukowiec, przemysł itd.), żeby Rej miał naprawdę elegancki „onboarding” dla każdego typu odbiorcy.</text:span></text:p>
      <text:p text:style-name="P2"><text:span text:style-name="Source_20_Text">::contentReference[oaicite:0]{index=0}</text:span></text:p>
      <text:p text:style-name="P20">Kolega z onetu pyta: Wczytam się i pogadamy bo chciałbym złapać trochę więcej kontekstu: use case, dlaczego wg Ciebie bazowanie ma plikach markdown z pełnym kontekstem i powtarzalnym promptem nie wystarcza, czy budowanie pamięci na odizolowanych bazach (postgresql, vector) jest lepsze niż parametryzowanie modelu i nadawanie stałego kontekstu, powtarzalność odpowiedzi modelu przy takiej pamięci, wnioski porównawcze dla różnych modeli, czy sam koncept nie jest protezą dla agentów (Cloude Code, Codex) które mają „pamięć” dzięki dużemu kontekstowi (albo to optymalizacja), czy podstawowy use case to wsparcie dla AI w IDE czy produkcyjne uruchomienie modeli (tj. nie tylko jako narzędzie dla developera). Trochę pytań ale to nie rozmowa na teraz :)</text:p>
      <text:p text:style-name="Text_20_body">Myślał przez 19s</text:p>
      <text:p text:style-name="Text_20_body">To ja Ci złożę „odpowiedź do kolegi”, żebyś mógł prawie wklej-w-wyślij.<text:line-break/>Napiszę w pierwszej osobie, jakby to był Twój tekst.</text:p>
      <text:p text:style-name="Horizontal_20_Line"/>
      <text:p text:style-name="Text_20_body"><text:span text:style-name="Strong_20_Emphasis">Krótka wersja, co to w ogóle jest:</text:span></text:p>
      <text:p text:style-name="Text_20_body">RAE („Rej”) to nie jest kolejny prompt + markdown, tylko <text:span text:style-name="Strong_20_Emphasis">silnik pamięci i decyzji</text:span> dla agentów.<text:line-break/>Traktuję kontekst LLM jak RAM, a RAE jak <text:span text:style-name="Strong_20_Emphasis">dysk + system plików + logika użycia</text:span>: co zapisać, co wyrzucić, co wczytać, jak mierzyć jakość i koszty.</text:p>
      <text:p text:style-name="Horizontal_20_Line"/>
      <text:h text:style-name="Heading_20_3" text:outline-level="3">1. Use case – po co mi to w ogóle</text:h>
      <text:p text:style-name="Text_20_body">Główne use case’y, które ja mam w głowie:</text:p>
      <text:list xml:id="list2716323844" text:style-name="L30">
        <text:list-item>
          <text:p text:style-name="P39"><text:span text:style-name="Strong_20_Emphasis">Produkcyjni agenci / usługi</text:span>, które działają dłużej niż jedna sesja czatu:</text:p>
          <text:list>
            <text:list-item>
              <text:p text:style-name="P39">systemy obsługi klienta, które muszą pamiętać historię spraw,</text:p>
            </text:list-item>
            <text:list-item>
              <text:p text:style-name="P39">agenci operacyjni w firmie (CRM, zamówienia, produkcja),</text:p>
            </text:list-item>
            <text:list-item>
              <text:p text:style-name="P39">agenci do R&amp;D / researchu, którzy budują długoterminową bazę wiedzy.</text:p>
            </text:list-item>
          </text:list>
        </text:list-item>
        <text:list-item>
          <text:p text:style-name="P39"><text:span text:style-name="Strong_20_Emphasis">Wsparcie w IDE / narzędziach dev</text:span>, ale nie tylko:</text:p>
          <text:list>
            <text:list-item>
              <text:p text:style-name="P39">agent, który pamięta <text:span text:style-name="Emphasis">konkretny projekt</text:span> i ewolucję kodu,</text:p>
            </text:list-item>
            <text:list-item>
              <text:p text:style-name="P39">pamięć, którą da się audytować i odtworzyć (co się stało, po kolei).</text:p>
            </text:list-item>
          </text:list>
        </text:list-item>
      </text:list>
      <text:p text:style-name="Text_20_body">Krótko: <text:span text:style-name="Strong_20_Emphasis">to ma być backend pamięci i decyzji</text:span> zarówno dla narzędzi developerskich, jak i normalnych, produkcyjnych agentów.</text:p>
      <text:p text:style-name="Horizontal_20_Line"/>
      <text:h text:style-name="Heading_20_3" text:outline-level="3">2. Dlaczego nie „same markdowny + stały prompt”?</text:h>
      <text:p text:style-name="Text_20_body">Markdown + powtarzalny prompt jest super, ale:</text:p>
      <text:list xml:id="list3078845767" text:style-name="L31">
        <text:list-item>
          <text:p text:style-name="P40"><text:soft-page-break/><text:span text:style-name="Strong_20_Emphasis">To jest statyczna wiedza, a nie pamięć:</text:span></text:p>
          <text:list>
            <text:list-item>
              <text:p text:style-name="P40">Nie śledzi chronologii zdarzeń,</text:p>
            </text:list-item>
            <text:list-item>
              <text:p text:style-name="P40">Nie ma rozróżnienia na „krótkoterminowe / długoterminowe / meta-refleksje”,</text:p>
            </text:list-item>
            <text:list-item>
              <text:p text:style-name="P40">Trudno z tego zrobić <text:span text:style-name="Emphasis">per-user</text:span> czy <text:span text:style-name="Emphasis">per-projekt</text:span> pamięć z pełnym audytem.</text:p>
            </text:list-item>
          </text:list>
        </text:list-item>
        <text:list-item>
          <text:p text:style-name="P40"><text:span text:style-name="Strong_20_Emphasis">Kontekst rośnie liniowo, a koszty / latency też:</text:span></text:p>
          <text:list>
            <text:list-item>
              <text:p text:style-name="P40">Jak chcesz mieć „pełny kontekst”, to każdy request robi się ciężki i drogi.</text:p>
            </text:list-item>
            <text:list-item>
              <text:p text:style-name="P40">Nie masz policy typu: <text:span text:style-name="Emphasis">„to idzie do szybkiej pamięci roboczej, to do archiwum, to do refleksji”</text:span>.</text:p>
            </text:list-item>
          </text:list>
        </text:list-item>
        <text:list-item>
          <text:p text:style-name="P40"><text:span text:style-name="Strong_20_Emphasis">Brak telemetrii i benchmarków pamięci:</text:span></text:p>
          <text:list>
            <text:list-item>
              <text:p text:style-name="P40">Z markdownów nie wyciągniesz metryk: co było przyczyną decyzji, jak driftuje wiedza, ile kosztuje utrzymanie tej pamięci itd.</text:p>
            </text:list-item>
          </text:list>
        </text:list-item>
      </text:list>
      <text:p text:style-name="Text_20_body">RAE narzuca strukturę: <text:span text:style-name="Strong_20_Emphasis">4 warstwy pamięci + warstwa math</text:span> nad tym. Markdowny mogą być jednym ze źródeł, ale nie załatwiają logiki „kiedy i jak z nich korzystać”.</text:p>
      <text:p text:style-name="Horizontal_20_Line"/>
      <text:h text:style-name="Heading_20_3" text:outline-level="3">3. Zewnętrzna pamięć (Postgres / wektory) vs parametryzowanie modelu / stały kontekst</text:h>
      <text:p text:style-name="Text_20_body">Nie robię „religii” z jednej opcji, ale dla mnie:</text:p>
      <text:list xml:id="list4121852184" text:style-name="L32">
        <text:list-item>
          <text:p text:style-name="P41"><text:span text:style-name="Strong_20_Emphasis">Parametryzowanie (fine-tuning / stały kontekst)</text:span>:</text:p>
          <text:list>
            <text:list-item>
              <text:p text:style-name="P41">jest fajne do wzorców zachowań, stylu, narzędzi,</text:p>
            </text:list-item>
            <text:list-item>
              <text:p text:style-name="P41">ale słabe do <text:span text:style-name="Strong_20_Emphasis">dynamicznej, osobnej pamięci</text:span>:</text:p>
              <text:list>
                <text:list-item>
                  <text:p text:style-name="P41">nie „odkręcisz” łatwo jednego użytkownika / jednego projektu,</text:p>
                </text:list-item>
                <text:list-item>
                  <text:p text:style-name="P41">trudno o audyt: <text:span text:style-name="Emphasis">„który fragment parametrów nauczył się czego”</text:span>.</text:p>
                </text:list-item>
              </text:list>
            </text:list-item>
          </text:list>
        </text:list-item>
        <text:list-item>
          <text:p text:style-name="P41"><text:span text:style-name="Strong_20_Emphasis">Oddzielna pamięć w bazach</text:span>:</text:p>
          <text:list>
            <text:list-item>
              <text:p text:style-name="P41">daje <text:span text:style-name="Strong_20_Emphasis">przejrzystość i kontrolę</text:span> – to są normalne rekordy, grafy, logi,</text:p>
            </text:list-item>
            <text:list-item>
              <text:p text:style-name="P41">możesz robić multi-tenant, wersjonowanie, rollback,</text:p>
            </text:list-item>
            <text:list-item>
              <text:p text:style-name="P41">możesz zmieniać modele LLM bez przetapiania parametrów.</text:p>
            </text:list-item>
          </text:list>
        </text:list-item>
      </text:list>
      <text:p text:style-name="Text_20_body">RAE jest tu raczej <text:span text:style-name="Strong_20_Emphasis">warstwą zarządzającą tą zewnętrzną pamięcią</text:span>:</text:p>
      <text:list xml:id="list3481417302" text:style-name="L33">
        <text:list-item>
          <text:p text:style-name="P42">co ląduje w SQL, co w wektorach, co w grafie,</text:p>
        </text:list-item>
        <text:list-item>
          <text:p text:style-name="P42">co jest tylko epizodem, a co awansuje do wiedzy semantycznej/refleksji.</text:p>
        </text:list-item>
      </text:list>
      <text:p text:style-name="Text_20_body">Stały kontekst i parametryzacja są spoko – ale u mnie to jest <text:span text:style-name="Strong_20_Emphasis">uzupełnienie</text:span>, nie „źródło prawdy”.</text:p>
      <text:p text:style-name="Horizontal_20_Line"/>
      <text:h text:style-name="Heading_20_3" text:outline-level="3">4. Powtarzalność odpowiedzi przy takiej pamięci</text:h>
      <text:p text:style-name="Text_20_body">Powtarzalność opieram na trzech rzeczach:</text:p>
      <text:list xml:id="list3161755435" text:style-name="L34">
        <text:list-item>
          <text:p text:style-name="P43"><text:soft-page-break/><text:span text:style-name="Strong_20_Emphasis">Jawny stan</text:span> – cała pamięć jest w bazach, a nie w czarnej skrzynce parametrów.</text:p>
          <text:list>
            <text:list-item>
              <text:p text:style-name="P43">Możesz odtworzyć epizod: jakie dokumenty, jakie rekordy, jaki kontekst poszedł do LLM.</text:p>
            </text:list-item>
          </text:list>
        </text:list-item>
        <text:list-item>
          <text:p text:style-name="P43"><text:span text:style-name="Strong_20_Emphasis">Warstwa math</text:span> – tam siedzi:</text:p>
          <text:list>
            <text:list-item>
              <text:p text:style-name="P43">polityka doboru kontekstu (co wejść / co nie),</text:p>
            </text:list-item>
            <text:list-item>
              <text:p text:style-name="P43">budżety tokenów,</text:p>
            </text:list-item>
            <text:list-item>
              <text:p text:style-name="P43">heurystyki / funkcje nagrody, które można mierzyć, modyfikować i testować.</text:p>
            </text:list-item>
          </text:list>
        </text:list-item>
        <text:list-item>
          <text:p text:style-name="P43"><text:span text:style-name="Strong_20_Emphasis">Telemetria + benchmarki</text:span>:</text:p>
          <text:list>
            <text:list-item>
              <text:p text:style-name="P43">mogę powiedzieć: <text:span text:style-name="Emphasis">„dla tego zestawu zadań przy takim ustawieniu pamięci powtarzalność/ jakość wynosi X”</text:span>.</text:p>
            </text:list-item>
          </text:list>
        </text:list-item>
      </text:list>
      <text:p text:style-name="Text_20_body">To dalej używa LLM (więc pełny determinism to nie SQL), ale <text:span text:style-name="Strong_20_Emphasis">droga od wejścia do decyzji jest śledzalna</text:span> i porównywalna między eksperymentami.</text:p>
      <text:p text:style-name="Horizontal_20_Line"/>
      <text:h text:style-name="Heading_20_3" text:outline-level="3">5. Wnioski porównawcze dla różnych modeli</text:h>
      <text:p text:style-name="Text_20_body">RAE jest celowo <text:span text:style-name="Strong_20_Emphasis">LLM-agnostyczny</text:span>, więc:</text:p>
      <text:list xml:id="list4221521894" text:style-name="L35">
        <text:list-item>
          <text:p text:style-name="P44">ta sama pamięć (te same rekordy, graf, refleksje) może być używana z:</text:p>
          <text:list>
            <text:list-item>
              <text:p text:style-name="P44">różnymi modelami w chmurze,</text:p>
            </text:list-item>
            <text:list-item>
              <text:p text:style-name="P44">lokalnymi modelami (Ollama itd.),</text:p>
            </text:list-item>
            <text:list-item>
              <text:p text:style-name="P44">miksami (tani / drogi / specjalistyczny).</text:p>
            </text:list-item>
          </text:list>
        </text:list-item>
      </text:list>
      <text:p text:style-name="Text_20_body">Dzięki temu można:</text:p>
      <text:list xml:id="list2261017075" text:style-name="L36">
        <text:list-item>
          <text:p text:style-name="P45">porównywać modele <text:span text:style-name="Strong_20_Emphasis">na tym samym „mózgu pamięci”</text:span>,</text:p>
        </text:list-item>
        <text:list-item>
          <text:p text:style-name="P45">testować np.:</text:p>
          <text:list>
            <text:list-item>
              <text:p text:style-name="P45">który model lepiej korzysta z refleksji,</text:p>
            </text:list-item>
            <text:list-item>
              <text:p text:style-name="P45">który „psuje się” szybciej przy drifcie wiedzy,</text:p>
            </text:list-item>
            <text:list-item>
              <text:p text:style-name="P45">jak różnią się koszty przy tej samej pamięci.</text:p>
            </text:list-item>
          </text:list>
        </text:list-item>
      </text:list>
      <text:p text:style-name="Text_20_body">RAE jest więc <text:span text:style-name="Strong_20_Emphasis">platformą do porównań</text:span>, nie „jeszcze jednym modelem”.</text:p>
      <text:p text:style-name="Horizontal_20_Line"/>
      <text:h text:style-name="Heading_20_3" text:outline-level="3">6. Czy to nie jest proteza dla agentów z dużym kontekstem (Claude Code, Codex itd.)?</text:h>
      <text:p text:style-name="Text_20_body">Ja bym powiedział, że to nie proteza, tylko <text:span text:style-name="Strong_20_Emphasis">inna warstwa w stosie</text:span>:</text:p>
      <text:list xml:id="list3385583408" text:style-name="L37">
        <text:list-item>
          <text:p text:style-name="P46">Duży kontekst = <text:span text:style-name="Strong_20_Emphasis">RAM / short-term working memory</text:span>.</text:p>
        </text:list-item>
        <text:list-item>
          <text:p text:style-name="P46">RAE = <text:span text:style-name="Strong_20_Emphasis">long-term memory + policy + telemetry</text:span>.</text:p>
        </text:list-item>
      </text:list>
      <text:p text:style-name="Text_20_body">Duży kontekst sam z siebie:</text:p>
      <text:list xml:id="list311249736" text:style-name="L38">
        <text:list-item>
          <text:p text:style-name="P47"><text:soft-page-break/>nie daje struktury (epizody vs wiedza ogólna vs refleksje),</text:p>
        </text:list-item>
        <text:list-item>
          <text:p text:style-name="P47">nie rozwiązuje problemu: <text:span text:style-name="Emphasis">ile z tego kontekstu naprawdę „żyje” w kolejnych sesjach / projektach</text:span>,</text:p>
        </text:list-item>
        <text:list-item>
          <text:p text:style-name="P47">nie daje ścieżki audytu (dlaczego model podjął taką, a nie inną decyzję).</text:p>
        </text:list-item>
      </text:list>
      <text:p text:style-name="Text_20_body">Tak naprawdę RAE idealnie gra <text:span text:style-name="Strong_20_Emphasis">z agentami mającymi duży kontekst</text:span>:</text:p>
      <text:list xml:id="list4179753204" text:style-name="L39">
        <text:list-item>
          <text:p text:style-name="P48">RAE decyduje <text:span text:style-name="Emphasis">co</text:span> włożyć do tego kontekstu,</text:p>
        </text:list-item>
        <text:list-item>
          <text:p text:style-name="P48">duże okno pozwala na bogatsze „sceny” z pamięci (więcej epizodów, grafów, metadanych).</text:p>
        </text:list-item>
      </text:list>
      <text:p text:style-name="Text_20_body">Więc traktuję to jako <text:span text:style-name="Strong_20_Emphasis">optymalizację + uzupełnienie</text:span>, nie konkurencję.</text:p>
      <text:p text:style-name="Horizontal_20_Line"/>
      <text:h text:style-name="Heading_20_3" text:outline-level="3">7. Czy to jest głównie pod IDE, czy pod „prawdziwą produkcję”?</text:h>
      <text:p text:style-name="Text_20_body">Z założenia – <text:span text:style-name="Strong_20_Emphasis">pod prawdziwą produkcję</text:span>:</text:p>
      <text:list xml:id="list342708054" text:style-name="L40">
        <text:list-item>
          <text:p text:style-name="P49">IDE to fajny, naturalny pierwszy use case (bo tam ból pamięci jest oczywisty),</text:p>
        </text:list-item>
        <text:list-item>
          <text:p text:style-name="P49">ale architektura jest od początku projektowana tak, żeby:</text:p>
          <text:list>
            <text:list-item>
              <text:p text:style-name="P49">obsłużyć wielu użytkowników / agentów,</text:p>
            </text:list-item>
            <text:list-item>
              <text:p text:style-name="P49">działać on-prem, w strefach o wysokich wymaganiach (przemysł, administracja, healthcare),</text:p>
            </text:list-item>
            <text:list-item>
              <text:p text:style-name="P49">dać <text:span text:style-name="Strong_20_Emphasis">telemetrię, audyt i sterowanie kosztami</text:span>, których IDE zwykle nie ogarnia.</text:p>
            </text:list-item>
          </text:list>
        </text:list-item>
      </text:list>
      <text:p text:style-name="Text_20_body">W skrócie: <text:span text:style-name="Strong_20_Emphasis">RAE ma być „systemem operacyjnym pamięci”</text:span>, a nie tylko pluginem do edytora.</text:p>
      <text:p text:style-name="Horizontal_20_Line"/>
      <text:p text:style-name="Text_20_body">Jeśli chcesz, mogę Ci na podstawie tego zrobić wersję ultra-skróconą (kilka zdań), którą wyślesz mu jako pierwszą wiadomość, a potem w razie czego dacie się wciągnąć w dłuższą techniczną rozmowę.</text:p>
      <text:p text:style-name="P20">Czy w RAE mamy jakiś system kontroli dostępu do pamięci? Nie zmyślaj tylko sprawdź repo</text:p>
      <text:p text:style-name="Text_20_body">Myślał przez 1m 12s</text:p>
      <text:p text:style-name="Text_20_body">Tak – <text:span text:style-name="Strong_20_Emphasis">mamy realny system kontroli dostępu do pamięci</text:span>, nie jest to „goła baza”.</text:p>
      <text:p text:style-name="Text_20_body">Z tego, co jest <text:span text:style-name="Emphasis">faktycznie w repo</text:span> wynika:</text:p>
      <text:list xml:id="list2421102661" text:style-name="L41">
        <text:list-item>
          <text:p text:style-name="P50"><text:span text:style-name="Strong_20_Emphasis">Uwierzytelnianie (auth)</text:span><text:line-break/>W README masz jasno napisane, że w v2.1.1 domknięto brak w auth:</text:p>
          <text:list>
            <text:list-item>
              <text:p text:style-name="P50">„Full JWT Authentication: Real signature verification and claim validation.”<text:a xlink:type="simple" xlink:href="https://github.com/dreamsoft-pro/RAE-agentic-memory" office:target-frame-name="_blank" xlink:show="new" text:style-name="Internet_20_link" text:visited-style-name="Visited_20_Internet_20_Link">GitHub</text:a><text:line-break/>Czyli każda operacja na pamięci w trybie „enterprise” przechodzi przez JWT (podpis + claims).</text:p>
            </text:list-item>
          </text:list>
        </text:list-item>
        <text:list-item>
          <text:p text:style-name="P50"><text:span text:style-name="Strong_20_Emphasis">Autoryzacja + RBAC / role</text:span><text:line-break/>README mówi też o:</text:p>
          <text:list>
            <text:list-item>
              <text:p text:style-name="P50">„Enterprise Security with RBAC, authentication, and audit logging”<text:a xlink:type="simple" xlink:href="https://github.com/dreamsoft-pro/RAE-agentic-memory" office:target-frame-name="_blank" xlink:show="new" text:style-name="Internet_20_link" text:visited-style-name="Visited_20_Internet_20_Link">GitHub</text:a><text:line-break/>To znaczy, że na poziomie API są <text:span text:style-name="Strong_20_Emphasis">role</text:span>, które decydują, kto może:</text:p>
            </text:list-item>
            <text:list-item>
              <text:p text:style-name="P50"><text:soft-page-break/>tworzyć / czytać / modyfikować wpisy pamięci,</text:p>
            </text:list-item>
            <text:list-item>
              <text:p text:style-name="P50">robić operacje administracyjne (np. na tenantach, budżetach itd.).</text:p>
            </text:list-item>
          </text:list>
          <text:p text:style-name="P50">Szczegóły są w kodzie, ale z dokumentacji wynika wyraźnie, że to <text:span text:style-name="Strong_20_Emphasis">nie jest tylko „czy masz token”</text:span>, ale właśnie RBAC.</text:p>
        </text:list-item>
        <text:list-item>
          <text:p text:style-name="P50"><text:span text:style-name="Strong_20_Emphasis">Izolacja pamięci między tenantami (kontrola dostępu na poziomie danych)</text:span><text:line-break/>W <text:span text:style-name="Source_20_Text">SECURITY.md</text:span> masz wprost:</text:p>
          <text:list>
            <text:list-item>
              <text:p text:style-name="P50">„RAE uses PostgreSQL with Row Level Security (RLS) for multi-tenant isolation.”<text:a xlink:type="simple" xlink:href="https://github.com/dreamsoft-pro/RAE-agentic-memory/raw/main/SECURITY.md" office:target-frame-name="_blank" xlink:show="new" text:style-name="Internet_20_link" text:visited-style-name="Visited_20_Internet_20_Link">GitHub</text:a></text:p>
            </text:list-item>
            <text:list-item>
              <text:p text:style-name="P50">W sekcji „Security Features”:</text:p>
              <text:list>
                <text:list-item>
                  <text:p text:style-name="P50"><text:span text:style-name="Strong_20_Emphasis">Multi-Tenancy: Complete data isolation per tenant</text:span></text:p>
                </text:list-item>
                <text:list-item>
                  <text:p text:style-name="P50"><text:span text:style-name="Strong_20_Emphasis">Row Level Security: Database-level access control</text:span><text:a xlink:type="simple" xlink:href="https://github.com/dreamsoft-pro/RAE-agentic-memory/raw/main/SECURITY.md" office:target-frame-name="_blank" xlink:show="new" text:style-name="Internet_20_link" text:visited-style-name="Visited_20_Internet_20_Link">GitHub</text:a></text:p>
                </text:list-item>
              </text:list>
            </text:list-item>
          </text:list>
          <text:p text:style-name="P50">Czyli:</text:p>
          <text:list text:continue-numbering="true">
            <text:list-item>
              <text:p text:style-name="P50">rekordy pamięci są powiązane z tenantem,</text:p>
            </text:list-item>
            <text:list-item>
              <text:p text:style-name="P50">Postgres ma włączone <text:span text:style-name="Strong_20_Emphasis">RLS</text:span>, więc <text:span text:style-name="Strong_20_Emphasis">nawet przy błędnym SQL z backendu nie „przypadkiem” nie zobaczysz cudzej pamięci</text:span> – baza obetnie widoczność po tenant_id.</text:p>
            </text:list-item>
          </text:list>
        </text:list-item>
        <text:list-item>
          <text:p text:style-name="P50"><text:span text:style-name="Strong_20_Emphasis">Dookoła tego są jeszcze „bezpiecznikowe” rzeczy</text:span><text:line-break/>Z <text:span text:style-name="Source_20_Text">SECURITY.md</text:span>:</text:p>
          <text:list>
            <text:list-item>
              <text:p text:style-name="P50">rate limiting,</text:p>
            </text:list-item>
            <text:list-item>
              <text:p text:style-name="P50">audit logging,</text:p>
            </text:list-item>
            <text:list-item>
              <text:p text:style-name="P50">PII scrubbing,</text:p>
            </text:list-item>
            <text:list-item>
              <text:p text:style-name="P50">rekomendacja JWT/OAuth2 zamiast API key dla zewnętrznych klientów.<text:a xlink:type="simple" xlink:href="https://github.com/dreamsoft-pro/RAE-agentic-memory/raw/main/SECURITY.md" office:target-frame-name="_blank" xlink:show="new" text:style-name="Internet_20_link" text:visited-style-name="Visited_20_Internet_20_Link">GitHub</text:a></text:p>
            </text:list-item>
          </text:list>
        </text:list-item>
      </text:list>
      <text:p text:style-name="Horizontal_20_Line"/>
      <text:p text:style-name="Text_20_body"><text:span text:style-name="Strong_20_Emphasis">Podsumowując wprost na Twoje pytanie:</text:span></text:p>
      <text:list xml:id="list4076055482" text:style-name="L42">
        <text:list-item>
          <text:p text:style-name="P51">Tak, w RAE jest <text:span text:style-name="Strong_20_Emphasis">system kontroli dostępu do pamięci</text:span> oparty na:</text:p>
          <text:list>
            <text:list-item>
              <text:p text:style-name="P51">JWT auth + walidacja claims,</text:p>
            </text:list-item>
            <text:list-item>
              <text:p text:style-name="P51"><text:span text:style-name="Strong_20_Emphasis">RBAC</text:span> na poziomie API,</text:p>
            </text:list-item>
            <text:list-item>
              <text:p text:style-name="P51"><text:span text:style-name="Strong_20_Emphasis">multi-tenancy + PostgreSQL Row Level Security</text:span> na poziomie bazy (izolacja tenantów),</text:p>
            </text:list-item>
            <text:list-item>
              <text:p text:style-name="P51">plus audyt i rate limiting.</text:p>
            </text:list-item>
          </text:list>
        </text:list-item>
      </text:list>
      <text:p text:style-name="Text_20_body">Na dziś to jest <text:span text:style-name="Strong_20_Emphasis">kontrola na poziomie tenant / rola / endpoint</text:span>, nie super-fine-grained polityki typu ABAC per pojedyncza notatka z tagami – ale fundament pod takie rozszerzenia masz już zrobiony.</text:p>
      <text:p text:style-name="P20">Już sam nie pamiętam co robiłem 😂</text:p>
      <text:p text:style-name="Text_20_body">Myślał przez 36s</text:p>
      <text:p text:style-name="Text_20_body"><text:soft-page-break/>To jest najlepsza część całej historii: <text:span text:style-name="Strong_20_Emphasis">zbudowałeś silnik pamięci, bo sam nie pamiętasz, co zrobiłeś</text:span> 😂<text:line-break/>Rej as-a-service.</text:p>
      <text:p text:style-name="Text_20_body">Żebyś miał „ściągę” z tego, co <text:span text:style-name="Emphasis">naprawdę</text:span> teraz jest w RAE, po tym jak zajrzałem do repo:</text:p>
      <text:h text:style-name="Heading_20_3" text:outline-level="3">Co już masz w kontroli dostępu / bezpieczeństwie pamięci</text:h>
      <text:list xml:id="list1759678114" text:style-name="L43">
        <text:list-item>
          <text:p text:style-name="P52"><text:span text:style-name="Strong_20_Emphasis">Pełne JWT auth</text:span><text:line-break/>W README wprost:</text:p>
          <text:p text:style-name="P6"><text:span text:style-name="Emphasis">Full JWT Authentication: Real signature verification and claim validation.</text:span> <text:a xlink:type="simple" xlink:href="https://github.com/dreamsoft-pro/RAE-agentic-memory" office:target-frame-name="_blank" xlink:show="new" text:style-name="Internet_20_link" text:visited-style-name="Visited_20_Internet_20_Link">GitHub</text:a></text:p>
        </text:list-item>
        <text:list-item>
          <text:p text:style-name="P52"><text:span text:style-name="Strong_20_Emphasis">RBAC + audit logging (enterprise security)</text:span><text:line-break/>W sekcji „The RAE Solution” masz:</text:p>
          <text:p text:style-name="P6"><text:span text:style-name="Emphasis">Enterprise Security with RBAC, authentication, and audit logging</text:span> <text:a xlink:type="simple" xlink:href="https://github.com/dreamsoft-pro/RAE-agentic-memory" office:target-frame-name="_blank" xlink:show="new" text:style-name="Internet_20_link" text:visited-style-name="Visited_20_Internet_20_Link">GitHub</text:a></text:p>
        </text:list-item>
        <text:list-item>
          <text:p text:style-name="P52"><text:span text:style-name="Strong_20_Emphasis">Multi-tenant + Row Level Security w Postgresie</text:span><text:line-break/>W części o ISO 42001:</text:p>
          <text:p text:style-name="P6"><text:span text:style-name="Emphasis">Multi-Tenant Isolation – Database-level tenant isolation with PostgreSQL Row-Level Security</text:span> <text:a xlink:type="simple" xlink:href="https://github.com/dreamsoft-pro/RAE-agentic-memory" office:target-frame-name="_blank" xlink:show="new" text:style-name="Internet_20_link" text:visited-style-name="Visited_20_Internet_20_Link">GitHub</text:a></text:p>
        </text:list-item>
        <text:list-item>
          <text:p text:style-name="P52"><text:span text:style-name="Strong_20_Emphasis">Prawo do bycia zapomnianym + pełny audit delete’ów</text:span><text:line-break/>Ta sama tabela ISO:</text:p>
          <text:list>
            <text:list-item>
              <text:p text:style-name="P52"><text:span text:style-name="Emphasis">GDPR Right to Erasure – Implemented (cascade deletion + audit)</text:span></text:p>
            </text:list-item>
            <text:list-item>
              <text:p text:style-name="P52"><text:span text:style-name="Emphasis">Deletion Audit Trail – Complete tracking of who/when/why for all deletions</text:span> <text:a xlink:type="simple" xlink:href="https://github.com/dreamsoft-pro/RAE-agentic-memory" office:target-frame-name="_blank" xlink:show="new" text:style-name="Internet_20_link" text:visited-style-name="Visited_20_Internet_20_Link">GitHub</text:a></text:p>
            </text:list-item>
          </text:list>
        </text:list-item>
        <text:list-item>
          <text:p text:style-name="P52"><text:span text:style-name="Strong_20_Emphasis">Governance / policy / human oversight</text:span><text:line-break/>Masz:</text:p>
          <text:list>
            <text:list-item>
              <text:p text:style-name="P52">human-approval workflow dla high-risk operacji,</text:p>
            </text:list-item>
            <text:list-item>
              <text:p text:style-name="P52">policy versioning + enforcement engine,</text:p>
            </text:list-item>
            <text:list-item>
              <text:p text:style-name="P52">context provenance (query → context → decision). <text:a xlink:type="simple" xlink:href="https://github.com/dreamsoft-pro/RAE-agentic-memory" office:target-frame-name="_blank" xlink:show="new" text:style-name="Internet_20_link" text:visited-style-name="Visited_20_Internet_20_Link">GitHub</text:a></text:p>
            </text:list-item>
          </text:list>
        </text:list-item>
      </text:list>
      <text:p text:style-name="Text_20_body">Czyli w praktyce:</text:p>
      <text:list xml:id="list3980611522" text:style-name="L44">
        <text:list-item>
          <text:p text:style-name="P53">dostęp do pamięci = <text:span text:style-name="Strong_20_Emphasis">auth (JWT) + rola + tenant</text:span>,</text:p>
        </text:list-item>
        <text:list-item>
          <text:p text:style-name="P53">baza = <text:span text:style-name="Strong_20_Emphasis">twardo odcięta per tenant przez RLS</text:span>,</text:p>
        </text:list-item>
        <text:list-item>
          <text:p text:style-name="P53">kasowanie / retencja = <text:span text:style-name="Strong_20_Emphasis">z audytem i RODO-ready</text:span>,</text:p>
        </text:list-item>
        <text:list-item>
          <text:p text:style-name="P53">nad tym wszystkim chodzi <text:span text:style-name="Strong_20_Emphasis">policy + ISO-42001 governance</text:span>.</text:p>
        </text:list-item>
      </text:list>
      <text:p text:style-name="Text_20_body">Więc jak nie pamiętasz, co zrobiłeś, to spokojnie – zrobiłeś <text:span text:style-name="Strong_20_Emphasis">pół SOC2 + pół ISO 42001</text:span> i na tym Rej stoi 😎</text:p>
      <text:p text:style-name="Text_20_body">Jak chcesz, mogę Ci z tego od razu zrobić mini-pliki <text:span text:style-name="Source_20_Text">ACCESS_CONTROL_OVERVIEW.md</text:span> / <text:span text:style-name="Source_20_Text">MEMORY_SECURITY_OVERVIEW.md</text:span>, żebyś miał to pod ręką dla ludzi z Onetu / naukowców / kogoś od security.</text:p>
      <text:p text:style-name="P20"><text:soft-page-break/>Zapisz oba pliki żebym dorobił to w całości a nie po pół 🙂 Zrobię to w niedziele lub poniedziałek </text:p>
      <text:p text:style-name="Text_20_body">Myślał przez 24s</text:p>
      <text:p text:style-name="Text_20_body">Robimy dwa porządne szkielety, tak żebyś w niedzielę/poniedziałek tylko dopisywał szczegóły, a nie wymyślał strukturę od zera.</text:p>
      <text:p text:style-name="Text_20_body">Poniżej gotowa treść <text:span text:style-name="Strong_20_Emphasis">dwóch plików</text:span> – możesz je zapisać dosłownie jako:</text:p>
      <text:list xml:id="list1426181166" text:style-name="L45">
        <text:list-item>
          <text:p text:style-name="P54"><text:span text:style-name="Source_20_Text">docs/SECURITY/ACCESS_CONTROL_OVERVIEW.md</text:span></text:p>
        </text:list-item>
        <text:list-item>
          <text:p text:style-name="P54"><text:span text:style-name="Source_20_Text">docs/SECURITY/MEMORY_SECURITY_OVERVIEW.md</text:span></text:p>
        </text:list-item>
      </text:list>
      <text:p text:style-name="Text_20_body">(ścieżkę oczywiście dobierzesz jak Ci pasuje).</text:p>
      <text:p text:style-name="Horizontal_20_Line"/>
      <text:h text:style-name="Heading_20_3" text:outline-level="3"><text:span text:style-name="Source_20_Text">ACCESS_CONTROL_OVERVIEW.md</text:span></text:h>
      <text:p text:style-name="P1"><text:span text:style-name="Source_20_Text"># ACCESS_CONTROL_OVERVIEW.md</text:span></text:p>
      <text:p text:style-name="P1"><text:span text:style-name="Source_20_Text"># Przegląd kontroli dostępu w RAE („Rej”)</text:span></text:p>
      <text:p text:style-name="P1"/>
      <text:p text:style-name="P1"><text:span text:style-name="Source_20_Text">## 1. Cel dokumentu</text:span></text:p>
      <text:p text:style-name="P1"/>
      <text:p text:style-name="P1"><text:span text:style-name="Source_20_Text">Ten dokument opisuje **model kontroli dostępu** w RAE-agentic-memory („Rej”) – czyli:</text:span></text:p>
      <text:p text:style-name="P1"><text:span text:style-name="Source_20_Text">- kto i w jaki sposób może odczytywać / modyfikować pamięć,</text:span></text:p>
      <text:p text:style-name="P1"><text:span text:style-name="Source_20_Text">- jak realizowana jest izolacja danych między tenantami,</text:span></text:p>
      <text:p text:style-name="P1"><text:span text:style-name="Source_20_Text">- jakie mechanizmy auth / RBAC / RLS są obecnie zaimplementowane,</text:span></text:p>
      <text:p text:style-name="P1"><text:span text:style-name="Source_20_Text">- jakie są zalecane dobre praktyki wdrożeniowe.</text:span></text:p>
      <text:p text:style-name="P1"/>
      <text:p text:style-name="P1"><text:span text:style-name="Source_20_Text">Dokument jest przeznaczony dla:</text:span></text:p>
      <text:p text:style-name="P1"><text:span text:style-name="Source_20_Text">- architektów i devopsów wdrażających RAE,</text:span></text:p>
      <text:p text:style-name="P1"><text:span text:style-name="Source_20_Text">- zespołów bezpieczeństwa / compliance,</text:span></text:p>
      <text:p text:style-name="P1"><text:span text:style-name="Source_20_Text">- osób projektujących integracje z zewnętrznymi systemami IAM.</text:span></text:p>
      <text:p text:style-name="P1"/>
      <text:p text:style-name="P1"><text:span text:style-name="Source_20_Text">---</text:span></text:p>
      <text:p text:style-name="P1"/>
      <text:p text:style-name="P1"><text:span text:style-name="Source_20_Text">## 2. Zakres</text:span></text:p>
      <text:p text:style-name="P1"/>
      <text:p text:style-name="P1"><text:span text:style-name="Source_20_Text">Kontrola dostępu w RAE obejmuje następujące elementy:</text:span></text:p>
      <text:p text:style-name="P1"/>
      <text:p text:style-name="P1"><text:span text:style-name="Source_20_Text">- **RAE API** – główny punkt wejścia (REST / HTTP) dla agentów, usług i użytkowników.</text:span></text:p>
      <text:p text:style-name="P1"><text:span text:style-name="Source_20_Text">- **RAE-core** – logika pamięci (4 warstwy) + warstwa math + broker LLM.</text:span></text:p>
      <text:p text:style-name="P1"><text:span text:style-name="Source_20_Text">- **Warstwa storage** – PostgreSQL (z Row Level Security), bazy wektorowe, ewentualne inne backendy.</text:span></text:p>
      <text:p text:style-name="P1"><text:span text:style-name="Source_20_Text">- **Telemetria i logi** – dane potrzebne do audytu, benchmarków i obserwowalności.</text:span></text:p>
      <text:p text:style-name="P1"><text:span text:style-name="Source_20_Text">- **Integracje z zewnętrznymi systemami** – np. IDE, narzędzia agentowe, serwisy dziedzinowe.</text:span></text:p>
      <text:p text:style-name="P1"/>
      <text:p text:style-name="P1"><text:span text:style-name="Source_20_Text">---</text:span></text:p>
      <text:p text:style-name="P1"/>
      <text:p text:style-name="P1"><text:span text:style-name="Source_20_Text">## 3. Model tożsamości</text:span></text:p>
      <text:p text:style-name="P1"/>
      <text:p text:style-name="P1"><text:span text:style-name="Source_20_Text">RAE rozróżnia kilka typów „aktorów”, którzy mogą odwoływać się do pamięci:</text:span></text:p>
      <text:p text:style-name="P1"/>
      <text:p text:style-name="P1"><text:span text:style-name="Source_20_Text">- **Użytkownik interaktywny (human user)** <text:s/></text:span></text:p>
      <text:p text:style-name="P1"><text:span text:style-name="Source_20_Text"><text:s text:c="2"/>Człowiek logujący się przez front-end / CLI / IDE, działający w kontekście konkretnego tenanta.</text:span></text:p>
      <text:p text:style-name="P1"/>
      <text:p text:style-name="P1"><text:span text:style-name="Source_20_Text">- **Agent / usługa (machine identity)** <text:s/></text:span></text:p>
      <text:p text:style-name="P1"><text:soft-page-break/><text:span text:style-name="Source_20_Text"><text:s text:c="2"/>Mikroserwisy, agenci, narzędzia (np. IDE plugin), które komunikują się z RAE w imieniu użytkownika lub całej organizacji.</text:span></text:p>
      <text:p text:style-name="P1"/>
      <text:p text:style-name="P1"><text:span text:style-name="Source_20_Text">- **Administrator / operator systemu** <text:s/></text:span></text:p>
      <text:p text:style-name="P1"><text:span text:style-name="Source_20_Text"><text:s text:c="2"/>Rola techniczna z dostępem do konfiguracji, monitoringu, częściowo do danych (zgodnie z politykami organizacji).</text:span></text:p>
      <text:p text:style-name="P1"/>
      <text:p text:style-name="P1"><text:span text:style-name="Source_20_Text">- **Tenant** <text:s/></text:span></text:p>
      <text:p text:style-name="P1"><text:span text:style-name="Source_20_Text"><text:s text:c="2"/>Logiczny podział danych – np. firma, jednostka organizacyjna, środowisko testowe. <text:s/></text:span></text:p>
      <text:p text:style-name="P1"><text:span text:style-name="Source_20_Text"><text:s text:c="2"/>Tenant jest podstawową jednostką izolacji pamięci w RAE.</text:span></text:p>
      <text:p text:style-name="P1"/>
      <text:p text:style-name="P1"><text:span text:style-name="Source_20_Text">Każdy request do RAE powinien być realizowany **w kontekście konkretnego tenanta** oraz **konkretnej tożsamości** (user lub service account).</text:span></text:p>
      <text:p text:style-name="P1"/>
      <text:p text:style-name="P1"><text:span text:style-name="Source_20_Text">---</text:span></text:p>
      <text:p text:style-name="P1"/>
      <text:p text:style-name="P1"><text:span text:style-name="Source_20_Text">## 4. Uwierzytelnianie (Authentication)</text:span></text:p>
      <text:p text:style-name="P1"/>
      <text:p text:style-name="P1"><text:span text:style-name="Source_20_Text">### 4.1. JWT jako zalecany mechanizm</text:span></text:p>
      <text:p text:style-name="P1"/>
      <text:p text:style-name="P1"><text:span text:style-name="Source_20_Text">RAE wykorzystuje **JSON Web Token (JWT)** jako główny mechanizm uwierzytelniania:</text:span></text:p>
      <text:p text:style-name="P1"/>
      <text:p text:style-name="P1"><text:span text:style-name="Source_20_Text">- weryfikacja podpisu (JWK / klucz symetryczny, w zależności od wdrożenia),</text:span></text:p>
      <text:p text:style-name="P1"><text:span text:style-name="Source_20_Text">- walidacja podstawowych claimów:</text:span></text:p>
      <text:p text:style-name="P1"><text:span text:style-name="Source_20_Text"><text:s text:c="2"/>- `sub` – identyfikator użytkownika / usługi,</text:span></text:p>
      <text:p text:style-name="P1"><text:span text:style-name="Source_20_Text"><text:s text:c="2"/>- `tenant` lub `tenant_id` – wskazanie tenanta,</text:span></text:p>
      <text:p text:style-name="P1"><text:span text:style-name="Source_20_Text"><text:s text:c="2"/>- `exp`, `iat`, `nbf` – parametry czasowe,</text:span></text:p>
      <text:p text:style-name="P1"><text:span text:style-name="Source_20_Text"><text:s text:c="2"/>- `roles` / `scope` – uprawnienia.</text:span></text:p>
      <text:p text:style-name="P1"/>
      <text:p text:style-name="P1"><text:span text:style-name="Source_20_Text">Zalecane jest wpięcie RAE w istniejący system IAM (np. Keycloak, Auth0, Azure AD, inny IdP), który wystawia tokeny JWT używane następnie przez RAE.</text:span></text:p>
      <text:p text:style-name="P1"/>
      <text:p text:style-name="P1"><text:span text:style-name="Source_20_Text">### 4.2. Obsługa API keys / trybu deweloperskiego</text:span></text:p>
      <text:p text:style-name="P1"/>
      <text:p text:style-name="P1"><text:span text:style-name="Source_20_Text">W środowiskach deweloperskich możliwe jest wykorzystanie uproszczonych form auth (np. API key), ale:</text:span></text:p>
      <text:p text:style-name="P1"><text:span text:style-name="Source_20_Text">- powinny być one ograniczone do lokalnych, izolowanych środowisk,</text:span></text:p>
      <text:p text:style-name="P1"><text:span text:style-name="Source_20_Text">- niezalecane jest ich używanie w produkcji,</text:span></text:p>
      <text:p text:style-name="P1"><text:span text:style-name="Source_20_Text">- rekomenduje się dołączenie wyraźnego **feature flag / trybu „unsafe_dev”**, aby uniknąć przypadkowego użycia w środowisku produkcyjnym.</text:span></text:p>
      <text:p text:style-name="P1"/>
      <text:p text:style-name="P1"><text:span text:style-name="Source_20_Text">---</text:span></text:p>
      <text:p text:style-name="P1"/>
      <text:p text:style-name="P1"><text:span text:style-name="Source_20_Text">## 5. Autoryzacja (Authorization) i RBAC</text:span></text:p>
      <text:p text:style-name="P1"/>
      <text:p text:style-name="P1"><text:span text:style-name="Source_20_Text">### 5.1. Role i uprawnienia</text:span></text:p>
      <text:p text:style-name="P1"/>
      <text:p text:style-name="P1"><text:span text:style-name="Source_20_Text">RAE zakłada **role-based access control (RBAC)** na poziomie API. <text:s/></text:span></text:p>
      <text:p text:style-name="P1"><text:span text:style-name="Source_20_Text">Przykładowe role (do doprecyzowania w politykach organizacji):</text:span></text:p>
      <text:p text:style-name="P1"/>
      <text:p text:style-name="P1"><text:span text:style-name="Source_20_Text">- `rae_user` <text:s/></text:span></text:p>
      <text:p text:style-name="P1"><text:span text:style-name="Source_20_Text"><text:s text:c="2"/>- dostęp do operacji odczytu/zapisu pamięci w ramach swojego tenanta,</text:span></text:p>
      <text:p text:style-name="P1"><text:span text:style-name="Source_20_Text"><text:s text:c="2"/>- brak dostępu do operacji administracyjnych.</text:span></text:p>
      <text:p text:style-name="P1"/>
      <text:p text:style-name="P1"><text:span text:style-name="Source_20_Text">- `rae_admin` / `tenant_admin` <text:s/></text:span></text:p>
      <text:p text:style-name="P1"><text:span text:style-name="Source_20_Text"><text:s text:c="2"/>- zarządzanie przestrzeniami pamięci, konfiguracją, budżetami, politykami,</text:span></text:p>
      <text:p text:style-name="P1"><text:span text:style-name="Source_20_Text"><text:s text:c="2"/>- dostęp do wybranych logów / telemetrii,</text:span></text:p>
      <text:p text:style-name="P1"><text:span text:style-name="Source_20_Text"><text:s text:c="2"/>- operacje masowe (np. kasowanie danych zgodnie z polityką).</text:span></text:p>
      <text:p text:style-name="P1"/>
      <text:p text:style-name="P1"><text:span text:style-name="Source_20_Text">- `rae_observer` / `auditor` <text:s/></text:span></text:p>
      <text:p text:style-name="P1"><text:span text:style-name="Source_20_Text"><text:s text:c="2"/>- dostęp tylko do widoku read-only (logi, telemetria, metadane),</text:span></text:p>
      <text:p text:style-name="P1"><text:span text:style-name="Source_20_Text"><text:s text:c="2"/>- używane np. przez zespoły compliance / audytorów.</text:span></text:p>
      <text:p text:style-name="P1"><text:soft-page-break/></text:p>
      <text:p text:style-name="P1"><text:span text:style-name="Source_20_Text">### 5.2. Zakres kontroli na poziomie API</text:span></text:p>
      <text:p text:style-name="P1"/>
      <text:p text:style-name="P1"><text:span text:style-name="Source_20_Text">Autoryzacja obejmuje m.in.:</text:span></text:p>
      <text:p text:style-name="P1"/>
      <text:p text:style-name="P1"><text:span text:style-name="Source_20_Text">- dostęp do endpointów operujących na:</text:span></text:p>
      <text:p text:style-name="P1"><text:span text:style-name="Source_20_Text"><text:s text:c="2"/>- epizodach pamięci (episodic / working),</text:span></text:p>
      <text:p text:style-name="P1"><text:span text:style-name="Source_20_Text"><text:s text:c="2"/>- wiedzy długoterminowej (semantic),</text:span></text:p>
      <text:p text:style-name="P1"><text:span text:style-name="Source_20_Text"><text:s text:c="2"/>- wpisach refleksji (reflective),</text:span></text:p>
      <text:p text:style-name="P1"><text:span text:style-name="Source_20_Text"><text:s text:c="2"/>- metadanych, telemetrii, benchmarków;</text:span></text:p>
      <text:p text:style-name="P1"><text:span text:style-name="Source_20_Text">- możliwość tworzenia / modyfikacji / usuwania:</text:span></text:p>
      <text:p text:style-name="P1"><text:span text:style-name="Source_20_Text"><text:s text:c="2"/>- kolekcji / przestrzeni pamięci,</text:span></text:p>
      <text:p text:style-name="P1"><text:span text:style-name="Source_20_Text"><text:s text:c="2"/>- konfiguracji brokerów LLM,</text:span></text:p>
      <text:p text:style-name="P1"><text:span text:style-name="Source_20_Text"><text:s text:c="2"/>- polityk bezpieczeństwa i retencji;</text:span></text:p>
      <text:p text:style-name="P1"><text:span text:style-name="Source_20_Text">- dostęp do API administracyjnego (status systemu, health-check, konfiguracja).</text:span></text:p>
      <text:p text:style-name="P1"/>
      <text:p text:style-name="P1"><text:span text:style-name="Source_20_Text">---</text:span></text:p>
      <text:p text:style-name="P1"/>
      <text:p text:style-name="P1"><text:span text:style-name="Source_20_Text">## 6. Izolacja tenantów i Row Level Security</text:span></text:p>
      <text:p text:style-name="P1"/>
      <text:p text:style-name="P1"><text:span text:style-name="Source_20_Text">### 6.1. Multi-tenant</text:span></text:p>
      <text:p text:style-name="P1"/>
      <text:p text:style-name="P1"><text:span text:style-name="Source_20_Text">RAE jest zaprojektowane jako system **multi-tenant** – dane kilku organizacji / środowisk mogą istnieć w tym samym klastrze, ale muszą być twardo od siebie odizolowane.</text:span></text:p>
      <text:p text:style-name="P1"/>
      <text:p text:style-name="P1"><text:span text:style-name="Source_20_Text">Każdy rekord pamięci:</text:span></text:p>
      <text:p text:style-name="P1"><text:span text:style-name="Source_20_Text">- jest powiązany z konkretnym tenantem,</text:span></text:p>
      <text:p text:style-name="P1"><text:span text:style-name="Source_20_Text">- jest niewidoczny dla innych tenantów – to musi być wymuszone zarówno:</text:span></text:p>
      <text:p text:style-name="P1"><text:span text:style-name="Source_20_Text"><text:s text:c="2"/>- w logice aplikacji (filtrowanie po tenant_id),</text:span></text:p>
      <text:p text:style-name="P1"><text:span text:style-name="Source_20_Text"><text:s text:c="2"/>- jak i w warstwie bazy danych.</text:span></text:p>
      <text:p text:style-name="P1"/>
      <text:p text:style-name="P1"><text:span text:style-name="Source_20_Text">### 6.2. Row Level Security (RLS) w PostgreSQL</text:span></text:p>
      <text:p text:style-name="P1"/>
      <text:p text:style-name="P1"><text:span text:style-name="Source_20_Text">Do wzmocnienia izolacji wykorzystywana jest funkcja **Row Level Security (RLS)** w PostgreSQL:</text:span></text:p>
      <text:p text:style-name="P1"/>
      <text:p text:style-name="P1"><text:span text:style-name="Source_20_Text">- na tabelach przechowujących pamięć (i inne dane wrażliwe) definiowane są polityki RLS,</text:span></text:p>
      <text:p text:style-name="P1"><text:span text:style-name="Source_20_Text">- każda sesja DB działa w kontekście `current_tenant`,</text:span></text:p>
      <text:p text:style-name="P1"><text:span text:style-name="Source_20_Text">- zapytania, które próbują „wyjść” poza tenant, są odrzucane przez bazę – nawet jeśli po stronie backendu jest błąd logiczny.</text:span></text:p>
      <text:p text:style-name="P1"/>
      <text:p text:style-name="P1"><text:span text:style-name="Source_20_Text">To zapewnia **drugą linię obrony**: nawet przy błędzie aplikacji dane innego tenanta nie powinny zostać ujawnione.</text:span></text:p>
      <text:p text:style-name="P1"/>
      <text:p text:style-name="P1"><text:span text:style-name="Source_20_Text">---</text:span></text:p>
      <text:p text:style-name="P1"/>
      <text:p text:style-name="P1"><text:span text:style-name="Source_20_Text">## 7. Kontrola dostępu do pamięci (warstwy i przestrzenie)</text:span></text:p>
      <text:p text:style-name="P1"/>
      <text:p text:style-name="P1"><text:span text:style-name="Source_20_Text">W RAE pamięć jest podzielona na **warstwy** (episodic / working / semantic / reflective) oraz na **przestrzenie / kolekcje** (np. per-projekt, per-agent, per-moduł).</text:span></text:p>
      <text:p text:style-name="P1"/>
      <text:p text:style-name="P1"><text:span text:style-name="Source_20_Text">Kontrola dostępu obejmuje:</text:span></text:p>
      <text:p text:style-name="P1"/>
      <text:p text:style-name="P1"><text:span text:style-name="Source_20_Text">- **Poziom tenant** – twarda izolacja między organizacjami (RLS).</text:span></text:p>
      <text:p text:style-name="P1"><text:span text:style-name="Source_20_Text">- **Poziom roli** – które endpointy / operacje są dostępne dla danej roli.</text:span></text:p>
      <text:p text:style-name="P1"><text:span text:style-name="Source_20_Text">- **Poziom przestrzeni pamięci** – możliwość wydzielenia:</text:span></text:p>
      <text:p text:style-name="P1"><text:span text:style-name="Source_20_Text"><text:s text:c="2"/>- pamięci „wspólnej” w ramach tenanta,</text:span></text:p>
      <text:p text:style-name="P1"><text:span text:style-name="Source_20_Text"><text:s text:c="2"/>- pamięci „prywatnej” per użytkownik / per agent,</text:span></text:p>
      <text:p text:style-name="P1"><text:span text:style-name="Source_20_Text"><text:s text:c="2"/>- pamięci „technicznej” na potrzeby refleksji / telemetrii.</text:span></text:p>
      <text:p text:style-name="P1"/>
      <text:p text:style-name="P1"><text:soft-page-break/><text:span text:style-name="Source_20_Text">Szczegółowe polityki (np. czy użytkownik może czytać tylko swoje epizody, czy całą pamięć projektową) zależą od wdrożenia i mogą być konfigurowane w warstwie aplikacyjnej.</text:span></text:p>
      <text:p text:style-name="P1"/>
      <text:p text:style-name="P1"><text:span text:style-name="Source_20_Text">---</text:span></text:p>
      <text:p text:style-name="P1"/>
      <text:p text:style-name="P1"><text:span text:style-name="Source_20_Text">## 8. Audyt, logowanie i rozliczalność</text:span></text:p>
      <text:p text:style-name="P1"/>
      <text:p text:style-name="P1"><text:span text:style-name="Source_20_Text">Każda poważna operacja na pamięci powinna być:</text:span></text:p>
      <text:p text:style-name="P1"/>
      <text:p text:style-name="P1"><text:span text:style-name="Source_20_Text">- **zalogowana** z informacją:</text:span></text:p>
      <text:p text:style-name="P1"><text:span text:style-name="Source_20_Text"><text:s text:c="2"/>- kto (sub, rola, tenant),</text:span></text:p>
      <text:p text:style-name="P1"><text:span text:style-name="Source_20_Text"><text:s text:c="2"/>- co (operacja, typ danych, ewentualne identyfikatory),</text:span></text:p>
      <text:p text:style-name="P1"><text:span text:style-name="Source_20_Text"><text:s text:c="2"/>- kiedy (timestamp),</text:span></text:p>
      <text:p text:style-name="P1"><text:span text:style-name="Source_20_Text"><text:s text:c="2"/>- z jakiego źródła (IP / usługa / integracja),</text:span></text:p>
      <text:p text:style-name="P1"><text:span text:style-name="Source_20_Text">- **powiązana z kontekstem**:</text:span></text:p>
      <text:p text:style-name="P1"><text:span text:style-name="Source_20_Text"><text:s text:c="2"/>- który agent / narzędzie wygenerowało dany wpis,</text:span></text:p>
      <text:p text:style-name="P1"><text:span text:style-name="Source_20_Text"><text:s text:c="2"/>- jaki był „chain” operacji prowadzący do tej decyzji.</text:span></text:p>
      <text:p text:style-name="P1"/>
      <text:p text:style-name="P1"><text:span text:style-name="Source_20_Text">Logi audytowe są kluczowe dla:</text:span></text:p>
      <text:p text:style-name="P1"><text:span text:style-name="Source_20_Text">- odtworzenia przebiegu działania agentów (provenance),</text:span></text:p>
      <text:p text:style-name="P1"><text:span text:style-name="Source_20_Text">- realizacji wymogów RODO / ISO / innych regulacji,</text:span></text:p>
      <text:p text:style-name="P1"><text:span text:style-name="Source_20_Text">- analizy incydentów bezpieczeństwa.</text:span></text:p>
      <text:p text:style-name="P1"/>
      <text:p text:style-name="P1"><text:span text:style-name="Source_20_Text">---</text:span></text:p>
      <text:p text:style-name="P1"/>
      <text:p text:style-name="P1"><text:span text:style-name="Source_20_Text">## 9. Integracja z zewnętrznymi systemami IAM</text:span></text:p>
      <text:p text:style-name="P1"/>
      <text:p text:style-name="P1"><text:span text:style-name="Source_20_Text">RAE jest projektowane tak, aby:</text:span></text:p>
      <text:p text:style-name="P1"/>
      <text:p text:style-name="P1"><text:span text:style-name="Source_20_Text">- korzystać z istniejącej infrastruktury IAM organizacji (IdP, SSO, OAuth2/OIDC),</text:span></text:p>
      <text:p text:style-name="P1"><text:span text:style-name="Source_20_Text">- minimalizować przechowywanie haseł / tajnych danych wewnątrz RAE,</text:span></text:p>
      <text:p text:style-name="P1"><text:span text:style-name="Source_20_Text">- opierać się na standardach:</text:span></text:p>
      <text:p text:style-name="P1"><text:span text:style-name="Source_20_Text"><text:s text:c="2"/>- JWT,</text:span></text:p>
      <text:p text:style-name="P1"><text:span text:style-name="Source_20_Text"><text:s text:c="2"/>- OIDC / OAuth2,</text:span></text:p>
      <text:p text:style-name="P1"><text:span text:style-name="Source_20_Text"><text:s text:c="2"/>- standardowych nagłówkach autoryzacyjnych HTTP.</text:span></text:p>
      <text:p text:style-name="P1"/>
      <text:p text:style-name="P1"><text:span text:style-name="Source_20_Text">Typowy scenariusz:</text:span></text:p>
      <text:p text:style-name="P1"/>
      <text:p text:style-name="P1"><text:span text:style-name="Source_20_Text">1. Użytkownik / usługa uwierzytelnia się w zewnętrznym IdP.</text:span></text:p>
      <text:p text:style-name="P1"><text:span text:style-name="Source_20_Text">2. IdP wystawia JWT z odpowiednimi claimami (sub, tenant, roles, …).</text:span></text:p>
      <text:p text:style-name="P1"><text:span text:style-name="Source_20_Text">3. RAE weryfikuje token, mapuje role i wykonuje kontrolę dostępu.</text:span></text:p>
      <text:p text:style-name="P1"/>
      <text:p text:style-name="P1"><text:span text:style-name="Source_20_Text">---</text:span></text:p>
      <text:p text:style-name="P1"/>
      <text:p text:style-name="P1"><text:span text:style-name="Source_20_Text">## 10. Checklist wdrożeniowy (skrót)</text:span></text:p>
      <text:p text:style-name="P1"/>
      <text:p text:style-name="P1"><text:span text:style-name="Source_20_Text">Przy wdrażaniu RAE w środowisku produkcyjnym warto przejść co najmniej przez poniższą listę:</text:span></text:p>
      <text:p text:style-name="P1"/>
      <text:p text:style-name="P1"><text:span text:style-name="Source_20_Text">- [ ] Wpięcie RAE w istniejący system IAM (IdP, JWT, rotacja kluczy).</text:span></text:p>
      <text:p text:style-name="P1"><text:span text:style-name="Source_20_Text">- [ ] Konfiguracja ról (RBAC) i przypisanie ich do typów użytkowników i usług.</text:span></text:p>
      <text:p text:style-name="P1"><text:span text:style-name="Source_20_Text">- [ ] Włączenie i przetestowanie Row Level Security (RLS) w PostgreSQL.</text:span></text:p>
      <text:p text:style-name="P1"><text:span text:style-name="Source_20_Text">- [ ] Konfiguracja logowania i audytu operacji na pamięci.</text:span></text:p>
      <text:p text:style-name="P1"><text:span text:style-name="Source_20_Text">- [ ] Zdefiniowanie polityk retencji i prawa do bycia zapomnianym (kasowanie z audytem).</text:span></text:p>
      <text:p text:style-name="P1"><text:span text:style-name="Source_20_Text">- [ ] Testy bezpieczeństwa (w tym próby „wyjścia” poza tenant i rolę).</text:span></text:p>
      <text:p text:style-name="P1"><text:span text:style-name="Source_20_Text">- [ ] Dokumentacja dla zespołów dev / ops / security, jak korzystać z RAE w zgodzie z tym modelem.</text:span></text:p>
      <text:p text:style-name="P2"/>
      <text:p text:style-name="Horizontal_20_Line"/>
      <text:h text:style-name="Heading_20_3" text:outline-level="3"><text:soft-page-break/><text:span text:style-name="Source_20_Text">MEMORY_SECURITY_OVERVIEW.md</text:span></text:h>
      <text:p text:style-name="P1"><text:span text:style-name="Source_20_Text"># MEMORY_SECURITY_OVERVIEW.md</text:span></text:p>
      <text:p text:style-name="P1"><text:span text:style-name="Source_20_Text"># Bezpieczeństwo pamięci w RAE („Rej”) – przegląd</text:span></text:p>
      <text:p text:style-name="P1"/>
      <text:p text:style-name="P1"><text:span text:style-name="Source_20_Text">## 1. Cel dokumentu</text:span></text:p>
      <text:p text:style-name="P1"/>
      <text:p text:style-name="P1"><text:span text:style-name="Source_20_Text">Ten dokument zbiera w jednym miejscu zagadnienia związane z **bezpieczeństwem pamięci** w RAE-agentic-memory:</text:span></text:p>
      <text:p text:style-name="P1"/>
      <text:p text:style-name="P1"><text:span text:style-name="Source_20_Text">- jakiego typu dane mogą trafiać do pamięci,</text:span></text:p>
      <text:p text:style-name="P1"><text:span text:style-name="Source_20_Text">- jakie są główne ryzyka,</text:span></text:p>
      <text:p text:style-name="P1"><text:span text:style-name="Source_20_Text">- jakie mechanizmy ochronne są dostępne,</text:span></text:p>
      <text:p text:style-name="P1"><text:span text:style-name="Source_20_Text">- jak łączy się to z zasadą 3x First:</text:span></text:p>
      <text:p text:style-name="P1"><text:span text:style-name="Source_20_Text"><text:s text:c="2"/>- Privacy-first</text:span></text:p>
      <text:p text:style-name="P1"><text:span text:style-name="Source_20_Text"><text:s text:c="2"/>- Local-first</text:span></text:p>
      <text:p text:style-name="P1"><text:span text:style-name="Source_20_Text"><text:s text:c="2"/>- Open-Source-first.</text:span></text:p>
      <text:p text:style-name="P1"/>
      <text:p text:style-name="P1"><text:span text:style-name="Source_20_Text">To nie jest formalna polityka bezpieczeństwa, tylko „mapa terenu” dla architektów, zespołów bezpieczeństwa oraz osób projektujących wdrożenia produkcyjne.</text:span></text:p>
      <text:p text:style-name="P1"/>
      <text:p text:style-name="P1"><text:span text:style-name="Source_20_Text">---</text:span></text:p>
      <text:p text:style-name="P1"/>
      <text:p text:style-name="P1"><text:span text:style-name="Source_20_Text">## 2. Typy danych w pamięci RAE</text:span></text:p>
      <text:p text:style-name="P1"/>
      <text:p text:style-name="P1"><text:span text:style-name="Source_20_Text">Pamięć w RAE może przechowywać m.in.:</text:span></text:p>
      <text:p text:style-name="P1"/>
      <text:p text:style-name="P1"><text:span text:style-name="Source_20_Text">- **Dane tekstowe**:</text:span></text:p>
      <text:p text:style-name="P1"><text:span text:style-name="Source_20_Text"><text:s text:c="2"/>- treści rozmów z agentami,</text:span></text:p>
      <text:p text:style-name="P1"><text:span text:style-name="Source_20_Text"><text:s text:c="2"/>- dokumenty, notatki, opisy zadań,</text:span></text:p>
      <text:p text:style-name="P1"><text:span text:style-name="Source_20_Text"><text:s text:c="2"/>- logi decyzyjne.</text:span></text:p>
      <text:p text:style-name="P1"/>
      <text:p text:style-name="P1"><text:span text:style-name="Source_20_Text">- **Metadane**:</text:span></text:p>
      <text:p text:style-name="P1"><text:span text:style-name="Source_20_Text"><text:s text:c="2"/>- identyfikatory użytkowników / agentów (pseudonimizowane lub nie – zależnie od wdrożenia),</text:span></text:p>
      <text:p text:style-name="P1"><text:span text:style-name="Source_20_Text"><text:s text:c="2"/>- timestampy, źródła, typy zdarzeń,</text:span></text:p>
      <text:p text:style-name="P1"><text:span text:style-name="Source_20_Text"><text:s text:c="2"/>- tagi, powiązania grafowe (relacje między fragmentami wiedzy).</text:span></text:p>
      <text:p text:style-name="P1"/>
      <text:p text:style-name="P1"><text:span text:style-name="Source_20_Text">- **Dane domenowe**:</text:span></text:p>
      <text:p text:style-name="P1"><text:span text:style-name="Source_20_Text"><text:s text:c="2"/>- informacje biznesowe (np. zamówienia, bilety serwisowe),</text:span></text:p>
      <text:p text:style-name="P1"><text:span text:style-name="Source_20_Text"><text:s text:c="2"/>- dane operacyjne (np. parametry produkcyjne),</text:span></text:p>
      <text:p text:style-name="P1"><text:span text:style-name="Source_20_Text"><text:s text:c="2"/>- potencjalnie dane wrażliwe (np. w kontekście healthcare / administracji).</text:span></text:p>
      <text:p text:style-name="P1"/>
      <text:p text:style-name="P1"><text:span text:style-name="Source_20_Text">Ze względu na charakter projektu, część wdrożeń będzie obejmować dane objęte regulacjami (np. RODO / HIPAA / lokalne przepisy).</text:span></text:p>
      <text:p text:style-name="P1"/>
      <text:p text:style-name="P1"><text:span text:style-name="Source_20_Text">---</text:span></text:p>
      <text:p text:style-name="P1"/>
      <text:p text:style-name="P1"><text:span text:style-name="Source_20_Text">## 3. Zasada 3x First a bezpieczeństwo pamięci</text:span></text:p>
      <text:p text:style-name="P1"/>
      <text:p text:style-name="P1"><text:span text:style-name="Source_20_Text">RAE jest projektowane wg zasady **3x First**, która bezpośrednio wpływa na bezpieczeństwo pamięci:</text:span></text:p>
      <text:p text:style-name="P1"/>
      <text:p text:style-name="P1"><text:span text:style-name="Source_20_Text">- 🔐 **Privacy-first** <text:s/></text:span></text:p>
      <text:p text:style-name="P1"><text:span text:style-name="Source_20_Text"><text:s text:c="2"/>- architektura zakłada pełną kontrolę nad danymi po stronie właściciela systemu,</text:span></text:p>
      <text:p text:style-name="P1"><text:span text:style-name="Source_20_Text"><text:s text:c="2"/>- możliwe jest wdrożenie w środowiskach odizolowanych (air-gapped),</text:span></text:p>
      <text:p text:style-name="P1"><text:span text:style-name="Source_20_Text"><text:s text:c="2"/>- domyślnie dane pamięci mogą **nie opuszczać infrastruktury klienta** (w tym telemetria).</text:span></text:p>
      <text:p text:style-name="P1"/>
      <text:p text:style-name="P1"><text:span text:style-name="Source_20_Text">- 🏠 **Local-first** <text:s/></text:span></text:p>
      <text:p text:style-name="P1"><text:span text:style-name="Source_20_Text"><text:s text:c="2"/>- RAE można uruchomić w pełni lokalnie (on-premise / własny klaster),</text:span></text:p>
      <text:p text:style-name="P1"><text:span text:style-name="Source_20_Text"><text:s text:c="2"/>- zewnętrzne LLM-e i usługi są opcjonalne i konfigurowalne,</text:span></text:p>
      <text:p text:style-name="P1"><text:soft-page-break/><text:span text:style-name="Source_20_Text"><text:s text:c="2"/>- decyzja, które dane mogą być wysyłane do chmury, należy do wdrożenia (policy na poziomie organizacji).</text:span></text:p>
      <text:p text:style-name="P1"/>
      <text:p text:style-name="P1"><text:span text:style-name="Source_20_Text">- 👐 **Open-Source-first** <text:s/></text:span></text:p>
      <text:p text:style-name="P1"><text:span text:style-name="Source_20_Text"><text:s text:c="2"/>- kod jest otwarty (Apache-2.0), więc:</text:span></text:p>
      <text:p text:style-name="P1"><text:span text:style-name="Source_20_Text"><text:s text:c="4"/>- można go audytować pod kątem bezpieczeństwa,</text:span></text:p>
      <text:p text:style-name="P1"><text:span text:style-name="Source_20_Text"><text:s text:c="4"/>- można dostosować polityki do wymogów lokalnych regulacji,</text:span></text:p>
      <text:p text:style-name="P1"><text:span text:style-name="Source_20_Text"><text:s text:c="4"/>- nie ma „ukrytych” mechanizmów w stylu „telefon do domu”.</text:span></text:p>
      <text:p text:style-name="P1"/>
      <text:p text:style-name="P1"><text:span text:style-name="Source_20_Text">---</text:span></text:p>
      <text:p text:style-name="P1"/>
      <text:p text:style-name="P1"><text:span text:style-name="Source_20_Text">## 4. Główne ryzyka związane z pamięcią agentów</text:span></text:p>
      <text:p text:style-name="P1"/>
      <text:p text:style-name="P1"><text:span text:style-name="Source_20_Text">Przy wdrożeniu agentów z trwałą pamięcią pojawiają się typowe kategorie ryzyka:</text:span></text:p>
      <text:p text:style-name="P1"/>
      <text:p text:style-name="P1"><text:span text:style-name="Source_20_Text">1. **Wycieki danych** <text:s/></text:span></text:p>
      <text:p text:style-name="P1"><text:span text:style-name="Source_20_Text"><text:s text:c="3"/>- nieautoryzowany odczyt pamięci (np. inny tenant, inny użytkownik),</text:span></text:p>
      <text:p text:style-name="P1"><text:span text:style-name="Source_20_Text"><text:s text:c="3"/>- przypadkowe logowanie treści w nieodpowiednich miejscach (np. w logach serwera).</text:span></text:p>
      <text:p text:style-name="P1"/>
      <text:p text:style-name="P1"><text:span text:style-name="Source_20_Text">2. **Prompt injection / data exfiltration przez LLM** <text:s/></text:span></text:p>
      <text:p text:style-name="P1"><text:span text:style-name="Source_20_Text"><text:s text:c="3"/>- pamięć może zawierać poufne instrukcje / dokumenty,</text:span></text:p>
      <text:p text:style-name="P1"><text:span text:style-name="Source_20_Text"><text:s text:c="3"/>- model lub złośliwy prompt może próbować „wyciągnąć” te dane do użytkownika lub zewnętrznej usługi.</text:span></text:p>
      <text:p text:style-name="P1"/>
      <text:p text:style-name="P1"><text:span text:style-name="Source_20_Text">3. **Drift wiedzy / niekontrolowane modyfikacje** <text:s/></text:span></text:p>
      <text:p text:style-name="P1"><text:span text:style-name="Source_20_Text"><text:s text:c="3"/>- agent może utrwalać błędne informacje (hallucinations),</text:span></text:p>
      <text:p text:style-name="P1"><text:span text:style-name="Source_20_Text"><text:s text:c="3"/>- brak kontroli nad tym, co trafia z powrotem do pamięci jako „prawda”.</text:span></text:p>
      <text:p text:style-name="P1"/>
      <text:p text:style-name="P1"><text:span text:style-name="Source_20_Text">4. **Brak zgodności z regulacjami** <text:s/></text:span></text:p>
      <text:p text:style-name="P1"><text:span text:style-name="Source_20_Text"><text:s text:c="3"/>- brak prawa do bycia zapomnianym,</text:span></text:p>
      <text:p text:style-name="P1"><text:span text:style-name="Source_20_Text"><text:s text:c="3"/>- brak jasnych polityk retencji,</text:span></text:p>
      <text:p text:style-name="P1"><text:span text:style-name="Source_20_Text"><text:s text:c="3"/>- brak audytu, kto kiedy miał dostęp do jakich danych.</text:span></text:p>
      <text:p text:style-name="P1"/>
      <text:p text:style-name="P1"><text:span text:style-name="Source_20_Text">---</text:span></text:p>
      <text:p text:style-name="P1"/>
      <text:p text:style-name="P1"><text:span text:style-name="Source_20_Text">## 5. Mechanizmy ochronne w RAE</text:span></text:p>
      <text:p text:style-name="P1"/>
      <text:p text:style-name="P1"><text:span text:style-name="Source_20_Text">Poniżej lista kluczowych mechanizmów, które RAE oferuje lub przewiduje jako standard wdrożeniowy dla bezpieczeństwa pamięci.</text:span></text:p>
      <text:p text:style-name="P1"/>
      <text:p text:style-name="P1"><text:span text:style-name="Source_20_Text">### 5.1. Izolacja tenantów i Row Level Security</text:span></text:p>
      <text:p text:style-name="P1"/>
      <text:p text:style-name="P1"><text:span text:style-name="Source_20_Text">- Multi-tenant z twardą izolacją danych między organizacjami.</text:span></text:p>
      <text:p text:style-name="P1"><text:span text:style-name="Source_20_Text">- **Row Level Security (RLS)** w PostgreSQL jako druga linia obrony:</text:span></text:p>
      <text:p text:style-name="P1"><text:span text:style-name="Source_20_Text"><text:s text:c="2"/>- wymusza, żeby zapytania widziały tylko dane swojego tenanta,</text:span></text:p>
      <text:p text:style-name="P1"><text:span text:style-name="Source_20_Text"><text:s text:c="2"/>- działa nawet przy błędach logiki w aplikacji.</text:span></text:p>
      <text:p text:style-name="P1"/>
      <text:p text:style-name="P1"><text:span text:style-name="Source_20_Text">(Dokładniej: patrz `ACCESS_CONTROL_OVERVIEW.md`).</text:span></text:p>
      <text:p text:style-name="P1"/>
      <text:p text:style-name="P1"><text:span text:style-name="Source_20_Text">### 5.2. Kontrola dostępu (auth + RBAC)</text:span></text:p>
      <text:p text:style-name="P1"/>
      <text:p text:style-name="P1"><text:span text:style-name="Source_20_Text">- JWT z walidacją podpisu i claimów,</text:span></text:p>
      <text:p text:style-name="P1"><text:span text:style-name="Source_20_Text">- RBAC na poziomie API – role ograniczające możliwość:</text:span></text:p>
      <text:p text:style-name="P1"><text:span text:style-name="Source_20_Text"><text:s text:c="2"/>- czytania / pisania pamięci,</text:span></text:p>
      <text:p text:style-name="P1"><text:span text:style-name="Source_20_Text"><text:s text:c="2"/>- wykonywania operacji administracyjnych,</text:span></text:p>
      <text:p text:style-name="P1"><text:span text:style-name="Source_20_Text"><text:s text:c="2"/>- dostępu do logów / telemetrii.</text:span></text:p>
      <text:p text:style-name="P1"/>
      <text:p text:style-name="P1"><text:span text:style-name="Source_20_Text">### 5.3. Audit, provenance i obserwowalność</text:span></text:p>
      <text:p text:style-name="P1"/>
      <text:p text:style-name="P1"><text:span text:style-name="Source_20_Text">- Logowanie operacji na pamięci (kto / co / kiedy / w jakim kontekście),</text:span></text:p>
      <text:p text:style-name="P1"><text:span text:style-name="Source_20_Text">- powiązanie wpisów pamięci z:</text:span></text:p>
      <text:p text:style-name="P1"><text:span text:style-name="Source_20_Text"><text:s text:c="2"/>- agentem / usługą, która je wygenerowała,</text:span></text:p>
      <text:p text:style-name="P1"><text:span text:style-name="Source_20_Text"><text:s text:c="2"/>- konkretnym zapytaniem użytkownika,</text:span></text:p>
      <text:p text:style-name="P1"><text:soft-page-break/><text:span text:style-name="Source_20_Text"><text:s text:c="2"/>- użytym modelem LLM.</text:span></text:p>
      <text:p text:style-name="P1"/>
      <text:p text:style-name="P1"><text:span text:style-name="Source_20_Text">Dzięki temu można:</text:span></text:p>
      <text:p text:style-name="P1"><text:span text:style-name="Source_20_Text">- odtworzyć ścieżkę podjęcia decyzji,</text:span></text:p>
      <text:p text:style-name="P1"><text:span text:style-name="Source_20_Text">- analizować incydenty bezpieczeństwa,</text:span></text:p>
      <text:p text:style-name="P1"><text:span text:style-name="Source_20_Text">- budować dowody zgodności (compliance).</text:span></text:p>
      <text:p text:style-name="P1"/>
      <text:p text:style-name="P1"><text:span text:style-name="Source_20_Text">### 5.4. Retencja i prawo do bycia zapomnianym</text:span></text:p>
      <text:p text:style-name="P1"/>
      <text:p text:style-name="P1"><text:span text:style-name="Source_20_Text">RAE przewiduje możliwość:</text:span></text:p>
      <text:p text:style-name="P1"/>
      <text:p text:style-name="P1"><text:span text:style-name="Source_20_Text">- definiowania **polityk retencji**:</text:span></text:p>
      <text:p text:style-name="P1"><text:span text:style-name="Source_20_Text"><text:s text:c="2"/>- per-tenant,</text:span></text:p>
      <text:p text:style-name="P1"><text:span text:style-name="Source_20_Text"><text:s text:c="2"/>- per-typ danych (np. krótsza retencja dla danych silnie wrażliwych),</text:span></text:p>
      <text:p text:style-name="P1"><text:span text:style-name="Source_20_Text">- realizacji **prawa do bycia zapomnianym**:</text:span></text:p>
      <text:p text:style-name="P1"><text:span text:style-name="Source_20_Text"><text:s text:c="2"/>- kasowanie danych związanych z danym użytkownikiem (z zachowaniem śladu w audycie, jeśli wymagany),</text:span></text:p>
      <text:p text:style-name="P1"><text:span text:style-name="Source_20_Text"><text:s text:c="2"/>- kontrolowane „czyszczenie” danej przestrzeni pamięci.</text:span></text:p>
      <text:p text:style-name="P1"/>
      <text:p text:style-name="P1"><text:span text:style-name="Source_20_Text">Szczegóły implementacji zależą od wymogów prawnych i mogą być rozszerzane w konkretnych wdrożeniach (np. RODO, HIPAA, krajowe przepisy).</text:span></text:p>
      <text:p text:style-name="P1"/>
      <text:p text:style-name="P1"><text:span text:style-name="Source_20_Text">### 5.5. Ochrona przed data exfiltration przez LLM</text:span></text:p>
      <text:p text:style-name="P1"/>
      <text:p text:style-name="P1"><text:span text:style-name="Source_20_Text">Na poziomie architektury i polityk można stosować m.in.:</text:span></text:p>
      <text:p text:style-name="P1"/>
      <text:p text:style-name="P1"><text:span text:style-name="Source_20_Text">- **separację pamięci**:</text:span></text:p>
      <text:p text:style-name="P1"><text:span text:style-name="Source_20_Text"><text:s text:c="2"/>- część danych trzymana tylko lokalnie, nigdy nie wysyłana do zewnętrznych modeli,</text:span></text:p>
      <text:p text:style-name="P1"><text:span text:style-name="Source_20_Text"><text:s text:c="2"/>- dodatkowe „wewnętrzne” warstwy pamięci dostępne tylko dla określonych agentów / procesów.</text:span></text:p>
      <text:p text:style-name="P1"/>
      <text:p text:style-name="P1"><text:span text:style-name="Source_20_Text">- **polityki kontekstu**:</text:span></text:p>
      <text:p text:style-name="P1"><text:span text:style-name="Source_20_Text"><text:s text:c="2"/>- warstwa math / policy może decydować, które fragmenty pamięci mogą być dołączane do promptu,</text:span></text:p>
      <text:p text:style-name="P1"><text:span text:style-name="Source_20_Text"><text:s text:c="2"/>- możliwe jest wprowadzanie „czerwonych stref” (dane, które nigdy nie trafiają do LLM-a).</text:span></text:p>
      <text:p text:style-name="P1"/>
      <text:p text:style-name="P1"><text:span text:style-name="Source_20_Text">- **logowanie i alerty**:</text:span></text:p>
      <text:p text:style-name="P1"><text:span text:style-name="Source_20_Text"><text:s text:c="2"/>- monitorowanie nietypowych zapytań do pamięci,</text:span></text:p>
      <text:p text:style-name="P1"><text:span text:style-name="Source_20_Text"><text:s text:c="2"/>- detekcja wzorców wskazujących na próbę masowego wypompowania danych.</text:span></text:p>
      <text:p text:style-name="P1"/>
      <text:p text:style-name="P1"><text:span text:style-name="Source_20_Text">---</text:span></text:p>
      <text:p text:style-name="P1"/>
      <text:p text:style-name="P1"><text:span text:style-name="Source_20_Text">## 6. Szyfrowanie i warstwa transportu</text:span></text:p>
      <text:p text:style-name="P1"/>
      <text:p text:style-name="P1"><text:span text:style-name="Source_20_Text">### 6.1. W tranzycie</text:span></text:p>
      <text:p text:style-name="P1"/>
      <text:p text:style-name="P1"><text:span text:style-name="Source_20_Text">Zalecenia (do wdrożenia na poziomie infrastruktury):</text:span></text:p>
      <text:p text:style-name="P1"/>
      <text:p text:style-name="P1"><text:span text:style-name="Source_20_Text">- wszystkie połączenia HTTP/GRPC z RAE powinny być zabezpieczone **TLS**,</text:span></text:p>
      <text:p text:style-name="P1"><text:span text:style-name="Source_20_Text">- komunikacja między komponentami w klastrze (RAE ↔ Postgres ↔ inne bazy) powinna być również szyfrowana, jeśli istnieje ryzyko podsłuchu,</text:span></text:p>
      <text:p text:style-name="P1"><text:span text:style-name="Source_20_Text">- wewnętrzne sieci powinny być segmentowane (np. osobne VLAN / security groups dla warstwy danych).</text:span></text:p>
      <text:p text:style-name="P1"/>
      <text:p text:style-name="P1"><text:span text:style-name="Source_20_Text">### 6.2. W spoczynku</text:span></text:p>
      <text:p text:style-name="P1"/>
      <text:p text:style-name="P1"><text:span text:style-name="Source_20_Text">RAE deleguje szczegóły szyfrowania danych w spoczynku do:</text:span></text:p>
      <text:p text:style-name="P1"/>
      <text:p text:style-name="P1"><text:span text:style-name="Source_20_Text">- silnika bazy danych (np. PostgreSQL z TDE / dyski szyfrowane LUKS / cloud KMS),</text:span></text:p>
      <text:p text:style-name="P1"><text:span text:style-name="Source_20_Text">- warstwy storage (np. szyfrowane wolumeny, zaszyfrowane backupy).</text:span></text:p>
      <text:p text:style-name="P1"/>
      <text:p text:style-name="P1"><text:soft-page-break/><text:span text:style-name="Source_20_Text">Rekomenduje się:</text:span></text:p>
      <text:p text:style-name="P1"><text:span text:style-name="Source_20_Text">- **szyfrowanie wolumenów produkcyjnych**,</text:span></text:p>
      <text:p text:style-name="P1"><text:span text:style-name="Source_20_Text">- przechowywanie kluczy w dedykowanym KMS (cloud / on-prem),</text:span></text:p>
      <text:p text:style-name="P1"><text:span text:style-name="Source_20_Text">- odrębne polityki dla backupów (szyfrowanie + kontrola dostępu + retencja).</text:span></text:p>
      <text:p text:style-name="P1"/>
      <text:p text:style-name="P1"><text:span text:style-name="Source_20_Text">---</text:span></text:p>
      <text:p text:style-name="P1"/>
      <text:p text:style-name="P1"><text:span text:style-name="Source_20_Text">## 7. Związek między bezpieczeństwem pamięci a warstwą math</text:span></text:p>
      <text:p text:style-name="P1"/>
      <text:p text:style-name="P1"><text:span text:style-name="Source_20_Text">Warstwa **math** w RAE nie jest tylko „silnikiem decyzji”, ale również miejscem, gdzie:</text:span></text:p>
      <text:p text:style-name="P1"/>
      <text:p text:style-name="P1"><text:span text:style-name="Source_20_Text">- można implementować **polityki bezpieczeństwa i kosztów**:</text:span></text:p>
      <text:p text:style-name="P1"><text:span text:style-name="Source_20_Text"><text:s text:c="2"/>- budżety tokenów,</text:span></text:p>
      <text:p text:style-name="P1"><text:span text:style-name="Source_20_Text"><text:s text:c="2"/>- ograniczenia kontekstu,</text:span></text:p>
      <text:p text:style-name="P1"><text:span text:style-name="Source_20_Text"><text:s text:c="2"/>- zasady doboru źródeł wiedzy,</text:span></text:p>
      <text:p text:style-name="P1"><text:span text:style-name="Source_20_Text">- można definiować **funkcję nagrody / kary** za:</text:span></text:p>
      <text:p text:style-name="P1"><text:span text:style-name="Source_20_Text"><text:s text:c="2"/>- niepożądane zachowania (np. ujawnianie zbyt wielu danych),</text:span></text:p>
      <text:p text:style-name="P1"><text:span text:style-name="Source_20_Text"><text:s text:c="2"/>- brak zgodności z politykami (np. ignorowanie red flags w promptach).</text:span></text:p>
      <text:p text:style-name="P1"/>
      <text:p text:style-name="P1"><text:span text:style-name="Source_20_Text">Dzięki temu bezpieczeństwo pamięci nie jest „doklejone” na końcu, tylko:</text:span></text:p>
      <text:p text:style-name="P1"><text:span text:style-name="Source_20_Text">- jest częścią **formalnego modelu zachowania systemu**,</text:span></text:p>
      <text:p text:style-name="P1"><text:span text:style-name="Source_20_Text">- może być **mierzone i porównywane** (benchmarki, metryki).</text:span></text:p>
      <text:p text:style-name="P1"/>
      <text:p text:style-name="P1"><text:span text:style-name="Source_20_Text">---</text:span></text:p>
      <text:p text:style-name="P1"/>
      <text:p text:style-name="P1"><text:span text:style-name="Source_20_Text">## 8. Rekomendowane wzorce wdrożeniowe</text:span></text:p>
      <text:p text:style-name="P1"/>
      <text:p text:style-name="P1"><text:span text:style-name="Source_20_Text">Przy projektowaniu wdrożeń RAE warto stosować m.in.:</text:span></text:p>
      <text:p text:style-name="P1"/>
      <text:p text:style-name="P1"><text:span text:style-name="Source_20_Text">1. **Separation of concerns** <text:s/></text:span></text:p>
      <text:p text:style-name="P1"><text:span text:style-name="Source_20_Text"><text:s text:c="3"/>- osobne namespace / klastry dla dev / test / prod,</text:span></text:p>
      <text:p text:style-name="P1"><text:span text:style-name="Source_20_Text"><text:s text:c="3"/>- izolacja sieciowa pomiędzy komponentami.</text:span></text:p>
      <text:p text:style-name="P1"/>
      <text:p text:style-name="P1"><text:span text:style-name="Source_20_Text">2. **Minimalizacja danych wysyłanych do zewnętrznych LLM** <text:s/></text:span></text:p>
      <text:p text:style-name="P1"><text:span text:style-name="Source_20_Text"><text:s text:c="3"/>- domyślnie traktować wszystkie dane jako potencjalnie wrażliwe,</text:span></text:p>
      <text:p text:style-name="P1"><text:span text:style-name="Source_20_Text"><text:s text:c="3"/>- wprowadzić white-listing, co może trafić do chmury.</text:span></text:p>
      <text:p text:style-name="P1"/>
      <text:p text:style-name="P1"><text:span text:style-name="Source_20_Text">3. **Hardening bazy i RLS** <text:s/></text:span></text:p>
      <text:p text:style-name="P1"><text:span text:style-name="Source_20_Text"><text:s text:c="3"/>- regularnie testować scenariusze „próby wyjścia poza tenant”,</text:span></text:p>
      <text:p text:style-name="P1"><text:span text:style-name="Source_20_Text"><text:s text:c="3"/>- egzekwować polityki dostępu na poziomie DB i aplikacji.</text:span></text:p>
      <text:p text:style-name="P1"/>
      <text:p text:style-name="P1"><text:span text:style-name="Source_20_Text">4. **Telemetria bez naruszania prywatności** <text:s/></text:span></text:p>
      <text:p text:style-name="P1"><text:span text:style-name="Source_20_Text"><text:s text:c="3"/>- zbierać metryki na poziomie agregacji (np. liczba zapytań, koszt, jakość), <text:s/></text:span></text:p>
      <text:p text:style-name="P1"><text:span text:style-name="Source_20_Text"><text:s text:c="3"/>- unikać logowania pełnych treści promptów, jeśli nie jest to konieczne.</text:span></text:p>
      <text:p text:style-name="P1"/>
      <text:p text:style-name="P1"><text:span text:style-name="Source_20_Text">5. **Stały przegląd polityk** <text:s/></text:span></text:p>
      <text:p text:style-name="P1"><text:span text:style-name="Source_20_Text"><text:s text:c="3"/>- traktować polityki pamięci i bezpieczeństwa jako „żywe dokumenty”,</text:span></text:p>
      <text:p text:style-name="P1"><text:span text:style-name="Source_20_Text"><text:s text:c="3"/>- reagować na wyniki audytów, incydenty, zmiany regulacyjne.</text:span></text:p>
      <text:p text:style-name="P1"/>
      <text:p text:style-name="P1"><text:span text:style-name="Source_20_Text">---</text:span></text:p>
      <text:p text:style-name="P1"/>
      <text:p text:style-name="P1"><text:span text:style-name="Source_20_Text">## 9. Co dalej / TODO</text:span></text:p>
      <text:p text:style-name="P1"/>
      <text:p text:style-name="P1"><text:span text:style-name="Source_20_Text">Ten dokument jest celowo ogólny. W konkretnych wdrożeniach warto przygotować:</text:span></text:p>
      <text:p text:style-name="P1"/>
      <text:p text:style-name="P1"><text:span text:style-name="Source_20_Text">- **specyficzną mapę przepływu danych** (Data Flow Diagram) dla danego use case’u,</text:span></text:p>
      <text:p text:style-name="P1"><text:span text:style-name="Source_20_Text">- **matrycę ryzyk** (np. inspirowaną frameworkami dla agentic AI),</text:span></text:p>
      <text:p text:style-name="P1"><text:span text:style-name="Source_20_Text">- **konkretne polityki organizacyjne**:</text:span></text:p>
      <text:p text:style-name="P1"><text:span text:style-name="Source_20_Text"><text:s text:c="2"/>- klasyfikację danych,</text:span></text:p>
      <text:p text:style-name="P1"><text:span text:style-name="Source_20_Text"><text:s text:c="2"/>- zasady retencji,</text:span></text:p>
      <text:p text:style-name="P1"><text:span text:style-name="Source_20_Text"><text:s text:c="2"/>- proces obsługi incydentów.</text:span></text:p>
      <text:p text:style-name="P1"/>
      <text:p text:style-name="P1"><text:soft-page-break/><text:span text:style-name="Source_20_Text">RAE ma zapewnić solidny, otwarty techniczny fundament – <text:s/></text:span></text:p>
      <text:p text:style-name="P2"><text:span text:style-name="Source_20_Text">ostateczne bezpieczeństwo zależy od konfiguracji, polityk i kultury organizacyjnej.</text:span></text:p>
      <text:p text:style-name="Horizontal_20_Line"/>
      <text:p text:style-name="Text_20_body">Jeśli chcesz, później możemy zrobić do tego jeszcze trzeci, krótszy plik typu <text:span text:style-name="Source_20_Text">SECURITY_README.md</text:span>, który tylko linkuje do tych dwóch i do ISO/RODO/telemetrii – taki „index” bezpieczeństwa dla ludzi z zewnątrz.</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5T17:28:42.405662528</meta:creation-date>
    <dc:date>2025-12-15T17:29:16.765264755</dc:date>
    <meta:editing-duration>PT36S</meta:editing-duration>
    <meta:editing-cycles>1</meta:editing-cycles>
    <meta:document-statistic meta:table-count="1" meta:image-count="0" meta:object-count="0" meta:page-count="33" meta:paragraph-count="951" meta:word-count="8796" meta:character-count="59278" meta:non-whitespace-character-count="51037"/>
    <meta:generator>LibreOffice/7.3.7.2$Linux_X86_64 LibreOffice_project/30$Build-2</meta:generator>
  </office:meta>
</office:document-meta>
</file>